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中市第1選舉區">
      <style:table-properties table:display="true" style:writing-mode="lr-tb"/>
    </style:style>
    <style:style style:name="ta2" style:family="table" style:master-page-name="PageStyle_5f_臺中市第2選舉區">
      <style:table-properties table:display="true" style:writing-mode="lr-tb"/>
    </style:style>
    <style:style style:name="ta3" style:family="table" style:master-page-name="PageStyle_5f_臺中市第3選舉區">
      <style:table-properties table:display="true" style:writing-mode="lr-tb"/>
    </style:style>
    <style:style style:name="ta4" style:family="table" style:master-page-name="PageStyle_5f_臺中市第4選舉區">
      <style:table-properties table:display="true" style:writing-mode="lr-tb"/>
    </style:style>
    <style:style style:name="ta5" style:family="table" style:master-page-name="PageStyle_5f_臺中市第5選舉區">
      <style:table-properties table:display="true" style:writing-mode="lr-tb"/>
    </style:style>
    <style:style style:name="ta6" style:family="table" style:master-page-name="PageStyle_5f_臺中市第6選舉區">
      <style:table-properties table:display="true" style:writing-mode="lr-tb"/>
    </style:style>
    <style:style style:name="ta7" style:family="table" style:master-page-name="PageStyle_5f_臺中市第7選舉區">
      <style:table-properties table:display="true" style:writing-mode="lr-tb"/>
    </style:style>
    <style:style style:name="ta8" style:family="table" style:master-page-name="PageStyle_5f_臺中市第8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中市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臺中市第1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蔡壁如</text:p>
            <text:p>台灣民眾黨</text:p>
          </table:table-cell>
          <table:table-cell table:style-name="ce1" office:value-type="string" calcext:value-type="string" table:number-columns-spanned="1" table:number-rows-spanned="3">
            <text:p>(2)</text:p>
            <text:p>賴信全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劉燈鐘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蔡其昌</text:p>
            <text:p>民主進步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2634" calcext:value-type="float">
            <text:p>72,634</text:p>
          </table:table-cell>
          <table:table-cell table:style-name="ce3" office:value-type="float" office:value="3742" calcext:value-type="float">
            <text:p>3,742</text:p>
          </table:table-cell>
          <table:table-cell table:style-name="ce3" office:value-type="float" office:value="4685" calcext:value-type="float">
            <text:p>4,685</text:p>
          </table:table-cell>
          <table:table-cell table:style-name="ce3" office:value-type="float" office:value="79884" calcext:value-type="float">
            <text:p>79,884</text:p>
          </table:table-cell>
          <table:table-cell table:style-name="ce3" office:value-type="float" office:value="160945" calcext:value-type="float">
            <text:p>160,945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163486" calcext:value-type="float">
            <text:p>163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86" calcext:value-type="float">
            <text:p>163,486</text:p>
          </table:table-cell>
          <table:table-cell table:style-name="ce3" office:value-type="float" office:value="59973" calcext:value-type="float">
            <text:p>59,973</text:p>
          </table:table-cell>
          <table:table-cell table:style-name="ce3" office:value-type="float" office:value="223459" calcext:value-type="float">
            <text:p>223,459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甲區</text:p>
          </table:table-cell>
          <table:table-cell table:style-name="ce2"/>
          <table:table-cell table:style-name="ce3" office:value-type="float" office:value="19686" calcext:value-type="float">
            <text:p>19,686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1399" calcext:value-type="float">
            <text:p>21,399</text:p>
          </table:table-cell>
          <table:table-cell table:style-name="ce3" office:value-type="float" office:value="43733" calcext:value-type="float">
            <text:p>43,73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4377" calcext:value-type="float">
            <text:p>44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77" calcext:value-type="float">
            <text:p>44,377</text:p>
          </table:table-cell>
          <table:table-cell table:style-name="ce3" office:value-type="float" office:value="16002" calcext:value-type="float">
            <text:p>16,002</text:p>
          </table:table-cell>
          <table:table-cell table:style-name="ce3" office:value-type="float" office:value="60379" calcext:value-type="float">
            <text:p>60,379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47" calcext:value-type="float">
            <text:p>1,447</text:p>
          </table:table-cell>
          <table:table-cell table:style-name="ce4" office:value-type="string" calcext:value-type="string">
            <text:p>72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孔門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6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09" calcext:value-type="float">
            <text:p>1,909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庄美里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981" calcext:value-type="float">
            <text:p>1,981</text:p>
          </table:table-cell>
          <table:table-cell table:style-name="ce4" office:value-type="string" calcext:value-type="string">
            <text:p>7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美里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179" calcext:value-type="float">
            <text:p>3,179</text:p>
          </table:table-cell>
          <table:table-cell table:style-name="ce4" office:value-type="string" calcext:value-type="string">
            <text:p>75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岷山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958" calcext:value-type="float">
            <text:p>1,958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3316" calcext:value-type="float">
            <text:p>3,3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55" calcext:value-type="float">
            <text:p>3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5" calcext:value-type="float">
            <text:p>3,355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564" calcext:value-type="float">
            <text:p>4,564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薰風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108" calcext:value-type="float">
            <text:p>3,108</text:p>
          </table:table-cell>
          <table:table-cell table:style-name="ce4" office:value-type="string" calcext:value-type="string">
            <text:p>7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21" calcext:value-type="float">
            <text:p>1,121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曲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6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曲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6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3757" calcext:value-type="float">
            <text:p>3,75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5074" calcext:value-type="float">
            <text:p>5,074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奉化里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56" calcext:value-type="float">
            <text:p>1,956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化里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1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店里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352" calcext:value-type="float">
            <text:p>4,352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孟春里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2663" calcext:value-type="float">
            <text:p>2,66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794" calcext:value-type="float">
            <text:p>3,794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420" calcext:value-type="float">
            <text:p>2,420</text:p>
          </table:table-cell>
          <table:table-cell table:style-name="ce4" office:value-type="string" calcext:value-type="string">
            <text:p>70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日南里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3748" calcext:value-type="float">
            <text:p>3,74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307" calcext:value-type="float">
            <text:p>5,307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611" calcext:value-type="float">
            <text:p>1,611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銅安里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1.7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4579" calcext:value-type="float">
            <text:p>4,57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698" calcext:value-type="float">
            <text:p>5,698</text:p>
          </table:table-cell>
          <table:table-cell table:style-name="ce3" office:value-type="float" office:value="11084" calcext:value-type="float">
            <text:p>11,08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1250" calcext:value-type="float">
            <text:p>11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50" calcext:value-type="float">
            <text:p>11,250</text:p>
          </table:table-cell>
          <table:table-cell table:style-name="ce3" office:value-type="float" office:value="4377" calcext:value-type="float">
            <text:p>4,377</text:p>
          </table:table-cell>
          <table:table-cell table:style-name="ce3" office:value-type="float" office:value="15627" calcext:value-type="float">
            <text:p>15,627</text:p>
          </table:table-cell>
          <table:table-cell table:style-name="ce4" office:value-type="string" calcext:value-type="string">
            <text:p>71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庄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1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518" calcext:value-type="float">
            <text:p>2,518</text:p>
          </table:table-cell>
          <table:table-cell table:style-name="ce4" office:value-type="string" calcext:value-type="string">
            <text:p>69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6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龜売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25" calcext:value-type="float">
            <text:p>1,425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661" calcext:value-type="float">
            <text:p>1,661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墘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36" calcext:value-type="float">
            <text:p>1,336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雅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77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外埔區</text:p>
          </table:table-cell>
          <table:table-cell table:style-name="ce2"/>
          <table:table-cell table:style-name="ce3" office:value-type="float" office:value="8984" calcext:value-type="float">
            <text:p>8,98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8591" calcext:value-type="float">
            <text:p>8,591</text:p>
          </table:table-cell>
          <table:table-cell table:style-name="ce3" office:value-type="float" office:value="18923" calcext:value-type="float">
            <text:p>18,92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9195" calcext:value-type="float">
            <text:p>19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95" calcext:value-type="float">
            <text:p>19,195</text:p>
          </table:table-cell>
          <table:table-cell table:style-name="ce3" office:value-type="float" office:value="6797" calcext:value-type="float">
            <text:p>6,797</text:p>
          </table:table-cell>
          <table:table-cell table:style-name="ce3" office:value-type="float" office:value="25992" calcext:value-type="float">
            <text:p>25,992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134" calcext:value-type="float">
            <text:p>2,134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500" calcext:value-type="float">
            <text:p>4,500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4439" calcext:value-type="float">
            <text:p>4,43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500" calcext:value-type="float">
            <text:p>4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0" calcext:value-type="float">
            <text:p>4,50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6087" calcext:value-type="float">
            <text:p>6,087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崁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834" calcext:value-type="float">
            <text:p>1,834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278" calcext:value-type="float">
            <text:p>3,278</text:p>
          </table:table-cell>
          <table:table-cell table:style-name="ce4" office:value-type="string" calcext:value-type="string">
            <text:p>7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073" calcext:value-type="float">
            <text:p>2,073</text:p>
          </table:table-cell>
          <table:table-cell table:style-name="ce4" office:value-type="string" calcext:value-type="string">
            <text:p>7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76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馬鳴里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清水區</text:p>
          </table:table-cell>
          <table:table-cell table:style-name="ce2"/>
          <table:table-cell table:style-name="ce3" office:value-type="float" office:value="22914" calcext:value-type="float">
            <text:p>22,91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27356" calcext:value-type="float">
            <text:p>27,356</text:p>
          </table:table-cell>
          <table:table-cell table:style-name="ce3" office:value-type="float" office:value="52711" calcext:value-type="float">
            <text:p>52,711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53597" calcext:value-type="float">
            <text:p>53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97" calcext:value-type="float">
            <text:p>53,597</text:p>
          </table:table-cell>
          <table:table-cell table:style-name="ce3" office:value-type="float" office:value="19778" calcext:value-type="float">
            <text:p>19,778</text:p>
          </table:table-cell>
          <table:table-cell table:style-name="ce3" office:value-type="float" office:value="73375" calcext:value-type="float">
            <text:p>73,375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鰲峰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靈泉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02" calcext:value-type="float">
            <text:p>2,302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76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688" calcext:value-type="float">
            <text:p>1,688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寧里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寧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6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79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社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社里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641" calcext:value-type="float">
            <text:p>3,641</text:p>
          </table:table-cell>
          <table:table-cell table:style-name="ce3" office:value-type="float" office:value="7384" calcext:value-type="float">
            <text:p>7,38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488" calcext:value-type="float">
            <text:p>7,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8" calcext:value-type="float">
            <text:p>7,488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10039" calcext:value-type="float">
            <text:p>10,039</text:p>
          </table:table-cell>
          <table:table-cell table:style-name="ce4" office:value-type="string" calcext:value-type="string">
            <text:p>74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嘉里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92" calcext:value-type="float">
            <text:p>3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2" calcext:value-type="float">
            <text:p>3,192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315" calcext:value-type="float">
            <text:p>4,315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鹿里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49" calcext:value-type="float">
            <text:p>3,449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5430" calcext:value-type="float">
            <text:p>5,43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27" calcext:value-type="float">
            <text:p>5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7" calcext:value-type="float">
            <text:p>5,527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7951" calcext:value-type="float">
            <text:p>7,951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37" calcext:value-type="float">
            <text:p>2,737</text:p>
          </table:table-cell>
          <table:table-cell table:style-name="ce4" office:value-type="string" calcext:value-type="string">
            <text:p>74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西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南里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67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東里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1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北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美里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姓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925" calcext:value-type="float">
            <text:p>1,925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142" calcext:value-type="float">
            <text:p>2,142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88" calcext:value-type="float">
            <text:p>1,688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348" calcext:value-type="float">
            <text:p>2,348</text:p>
          </table:table-cell>
          <table:table-cell table:style-name="ce4" office:value-type="string" calcext:value-type="string">
            <text:p>68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5351" calcext:value-type="float">
            <text:p>5,35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452" calcext:value-type="float">
            <text:p>5,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2" calcext:value-type="float">
            <text:p>5,452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7231" calcext:value-type="float">
            <text:p>7,231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65" calcext:value-type="float">
            <text:p>2,665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5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厝里</text:p>
          </table:table-cell>
          <table:table-cell table:style-name="ce3" office:value-type="float" office:value="318" calcext:value-type="float">
            <text:p>318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風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梧棲區</text:p>
          </table:table-cell>
          <table:table-cell table:style-name="ce2"/>
          <table:table-cell table:style-name="ce3" office:value-type="float" office:value="16471" calcext:value-type="float">
            <text:p>16,47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6840" calcext:value-type="float">
            <text:p>16,840</text:p>
          </table:table-cell>
          <table:table-cell table:style-name="ce3" office:value-type="float" office:value="34494" calcext:value-type="float">
            <text:p>34,49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5067" calcext:value-type="float">
            <text:p>35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67" calcext:value-type="float">
            <text:p>35,067</text:p>
          </table:table-cell>
          <table:table-cell table:style-name="ce3" office:value-type="float" office:value="13019" calcext:value-type="float">
            <text:p>13,019</text:p>
          </table:table-cell>
          <table:table-cell table:style-name="ce3" office:value-type="float" office:value="48086" calcext:value-type="float">
            <text:p>48,086</text:p>
          </table:table-cell>
          <table:table-cell table:style-name="ce4" office:value-type="string" calcext:value-type="string">
            <text:p>72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780" calcext:value-type="float">
            <text:p>3,780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77" calcext:value-type="float">
            <text:p>1,877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634" calcext:value-type="float">
            <text:p>3,634</text:p>
          </table:table-cell>
          <table:table-cell table:style-name="ce4" office:value-type="string" calcext:value-type="string">
            <text:p>71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7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5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湳里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4313" calcext:value-type="float">
            <text:p>4,31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5855" calcext:value-type="float">
            <text:p>5,855</text:p>
          </table:table-cell>
          <table:table-cell table:style-name="ce4" office:value-type="string" calcext:value-type="string">
            <text:p>7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簡里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3951" calcext:value-type="float">
            <text:p>3,95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5483" calcext:value-type="float">
            <text:p>5,483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3598" calcext:value-type="float">
            <text:p>3,59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5059" calcext:value-type="float">
            <text:p>5,059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5414" calcext:value-type="float">
            <text:p>5,41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504" calcext:value-type="float">
            <text:p>5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4" calcext:value-type="float">
            <text:p>5,504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7541" calcext:value-type="float">
            <text:p>7,541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村里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032" calcext:value-type="float">
            <text:p>4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2" calcext:value-type="float">
            <text:p>4,032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5514" calcext:value-type="float">
            <text:p>5,514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459" calcext:value-type="float">
            <text:p>2,459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200" calcext:value-type="float">
            <text:p>2,200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426" calcext:value-type="float">
            <text:p>2,426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第2選舉區" table:style-name="ta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臺中市第2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顏寬恒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林靜儀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洪麗華</text:p>
            <text:p>司法正義黨</text:p>
          </table:table-cell>
          <table:table-cell table:style-name="ce1" office:value-type="string" calcext:value-type="string" table:number-columns-spanned="1" table:number-rows-spanned="3">
            <text:p>(4)</text:p>
            <text:p>紀銘修</text:p>
            <text:p>無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8962" calcext:value-type="float">
            <text:p>118,962</text:p>
          </table:table-cell>
          <table:table-cell table:style-name="ce3" office:value-type="float" office:value="96151" calcext:value-type="float">
            <text:p>96,151</text:p>
          </table:table-cell>
          <table:table-cell table:style-name="ce3" office:value-type="float" office:value="6331" calcext:value-type="float">
            <text:p>6,331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223676" calcext:value-type="float">
            <text:p>223,676</text:p>
          </table:table-cell>
          <table:table-cell table:style-name="ce3" office:value-type="float" office:value="4456" calcext:value-type="float">
            <text:p>4,456</text:p>
          </table:table-cell>
          <table:table-cell table:style-name="ce3" office:value-type="float" office:value="228132" calcext:value-type="float">
            <text:p>228,1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8137" calcext:value-type="float">
            <text:p>228,137</text:p>
          </table:table-cell>
          <table:table-cell table:style-name="ce3" office:value-type="float" office:value="74642" calcext:value-type="float">
            <text:p>74,642</text:p>
          </table:table-cell>
          <table:table-cell table:style-name="ce3" office:value-type="float" office:value="302779" calcext:value-type="float">
            <text:p>302,779</text:p>
          </table:table-cell>
          <table:table-cell table:style-name="ce4" office:value-type="string" calcext:value-type="string">
            <text:p>75.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沙鹿區</text:p>
          </table:table-cell>
          <table:table-cell table:style-name="ce2"/>
          <table:table-cell table:style-name="ce3" office:value-type="float" office:value="31084" calcext:value-type="float">
            <text:p>31,084</text:p>
          </table:table-cell>
          <table:table-cell table:style-name="ce3" office:value-type="float" office:value="23520" calcext:value-type="float">
            <text:p>23,520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56886" calcext:value-type="float">
            <text:p>56,88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58101" calcext:value-type="float">
            <text:p>58,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102" calcext:value-type="float">
            <text:p>58,102</text:p>
          </table:table-cell>
          <table:table-cell table:style-name="ce3" office:value-type="float" office:value="18416" calcext:value-type="float">
            <text:p>18,416</text:p>
          </table:table-cell>
          <table:table-cell table:style-name="ce3" office:value-type="float" office:value="76518" calcext:value-type="float">
            <text:p>76,518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洛泉里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847" calcext:value-type="float">
            <text:p>1,847</text:p>
          </table:table-cell>
          <table:table-cell table:style-name="ce4" office:value-type="string" calcext:value-type="string">
            <text:p>7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鹿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50" calcext:value-type="float">
            <text:p>450</text:p>
          </table:table-cell>
          <table:table-cell table:style-name="ce4" office:value-type="string" calcext:value-type="string">
            <text:p>7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39" calcext:value-type="float">
            <text:p>2,339</text:p>
          </table:table-cell>
          <table:table-cell table:style-name="ce4" office:value-type="string" calcext:value-type="string">
            <text:p>77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319" calcext:value-type="float">
            <text:p>3,319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斗抵里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37" calcext:value-type="float">
            <text:p>3,33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419" calcext:value-type="float">
            <text:p>4,419</text:p>
          </table:table-cell>
          <table:table-cell table:style-name="ce4" office:value-type="string" calcext:value-type="string">
            <text:p>77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峰里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235" calcext:value-type="float">
            <text:p>4,23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326" calcext:value-type="float">
            <text:p>4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6" calcext:value-type="float">
            <text:p>4,326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676" calcext:value-type="float">
            <text:p>5,676</text:p>
          </table:table-cell>
          <table:table-cell table:style-name="ce4" office:value-type="string" calcext:value-type="string">
            <text:p>76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265" calcext:value-type="float">
            <text:p>5,26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372" calcext:value-type="float">
            <text:p>5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2" calcext:value-type="float">
            <text:p>5,372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6898" calcext:value-type="float">
            <text:p>6,898</text:p>
          </table:table-cell>
          <table:table-cell table:style-name="ce4" office:value-type="string" calcext:value-type="string">
            <text:p>77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439" calcext:value-type="float">
            <text:p>5,43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564" calcext:value-type="float">
            <text:p>5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4" calcext:value-type="float">
            <text:p>5,564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7513" calcext:value-type="float">
            <text:p>7,513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犁分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66" calcext:value-type="float">
            <text:p>1,066</text:p>
          </table:table-cell>
          <table:table-cell table:style-name="ce4" office:value-type="string" calcext:value-type="string">
            <text:p>75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840" calcext:value-type="float">
            <text:p>3,840</text:p>
          </table:table-cell>
          <table:table-cell table:style-name="ce4" office:value-type="string" calcext:value-type="string">
            <text:p>77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64" calcext:value-type="float">
            <text:p>3,6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5" calcext:value-type="float">
            <text:p>3,665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951" calcext:value-type="float">
            <text:p>4,951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晉江里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730" calcext:value-type="float">
            <text:p>1,730</text:p>
          </table:table-cell>
          <table:table-cell table:style-name="ce4" office:value-type="string" calcext:value-type="string">
            <text:p>76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路里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088" calcext:value-type="float">
            <text:p>4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8" calcext:value-type="float">
            <text:p>4,088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5451" calcext:value-type="float">
            <text:p>5,451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296" calcext:value-type="float">
            <text:p>3,296</text:p>
          </table:table-cell>
          <table:table-cell table:style-name="ce4" office:value-type="string" calcext:value-type="string">
            <text:p>77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子里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537" calcext:value-type="float">
            <text:p>4,53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23" calcext:value-type="float">
            <text:p>4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3" calcext:value-type="float">
            <text:p>4,623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5911" calcext:value-type="float">
            <text:p>5,911</text:p>
          </table:table-cell>
          <table:table-cell table:style-name="ce4" office:value-type="string" calcext:value-type="string">
            <text:p>7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鹿里</text:p>
          </table:table-cell>
          <table:table-cell table:style-name="ce3" office:value-type="float" office:value="3365" calcext:value-type="float">
            <text:p>3,365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405" calcext:value-type="float">
            <text:p>5,405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504" calcext:value-type="float">
            <text:p>5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4" calcext:value-type="float">
            <text:p>5,504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7386" calcext:value-type="float">
            <text:p>7,386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明里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111" calcext:value-type="float">
            <text:p>4,111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237" calcext:value-type="float">
            <text:p>2,237</text:p>
          </table:table-cell>
          <table:table-cell table:style-name="ce4" office:value-type="string" calcext:value-type="string">
            <text:p>7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85" calcext:value-type="float">
            <text:p>1,985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龍井區</text:p>
          </table:table-cell>
          <table:table-cell table:style-name="ce2"/>
          <table:table-cell table:style-name="ce3" office:value-type="float" office:value="25780" calcext:value-type="float">
            <text:p>25,780</text:p>
          </table:table-cell>
          <table:table-cell table:style-name="ce3" office:value-type="float" office:value="18505" calcext:value-type="float">
            <text:p>18,505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46145" calcext:value-type="float">
            <text:p>46,14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7061" calcext:value-type="float">
            <text:p>47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61" calcext:value-type="float">
            <text:p>47,061</text:p>
          </table:table-cell>
          <table:table-cell table:style-name="ce3" office:value-type="float" office:value="16215" calcext:value-type="float">
            <text:p>16,215</text:p>
          </table:table-cell>
          <table:table-cell table:style-name="ce3" office:value-type="float" office:value="63276" calcext:value-type="float">
            <text:p>63,276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坑里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032" calcext:value-type="float">
            <text:p>3,032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23" calcext:value-type="float">
            <text:p>2,823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西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703" calcext:value-type="float">
            <text:p>1,703</text:p>
          </table:table-cell>
          <table:table-cell table:style-name="ce4" office:value-type="string" calcext:value-type="string">
            <text:p>7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724" calcext:value-type="float">
            <text:p>3,724</text:p>
          </table:table-cell>
          <table:table-cell table:style-name="ce4" office:value-type="string" calcext:value-type="string">
            <text:p>76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麗水里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33" calcext:value-type="float">
            <text:p>2,133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496" calcext:value-type="float">
            <text:p>3,49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554" calcext:value-type="float">
            <text:p>3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4" calcext:value-type="float">
            <text:p>3,554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4819" calcext:value-type="float">
            <text:p>4,819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74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和里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678" calcext:value-type="float">
            <text:p>4,678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46" calcext:value-type="float">
            <text:p>4,04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130" calcext:value-type="float">
            <text:p>4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0" calcext:value-type="float">
            <text:p>4,130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5616" calcext:value-type="float">
            <text:p>5,616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2211" calcext:value-type="float">
            <text:p>2,2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593" calcext:value-type="float">
            <text:p>5,59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686" calcext:value-type="float">
            <text:p>5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6" calcext:value-type="float">
            <text:p>5,686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7778" calcext:value-type="float">
            <text:p>7,778</text:p>
          </table:table-cell>
          <table:table-cell table:style-name="ce4" office:value-type="string" calcext:value-type="string">
            <text:p>73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648" calcext:value-type="float">
            <text:p>2,648</text:p>
          </table:table-cell>
          <table:table-cell table:style-name="ce4" office:value-type="string" calcext:value-type="string">
            <text:p>7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476" calcext:value-type="float">
            <text:p>4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6" calcext:value-type="float">
            <text:p>4,476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6032" calcext:value-type="float">
            <text:p>6,032</text:p>
          </table:table-cell>
          <table:table-cell table:style-name="ce4" office:value-type="string" calcext:value-type="string">
            <text:p>74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81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13" calcext:value-type="float">
            <text:p>3,31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658" calcext:value-type="float">
            <text:p>4,658</text:p>
          </table:table-cell>
          <table:table-cell table:style-name="ce4" office:value-type="string" calcext:value-type="string">
            <text:p>73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066" calcext:value-type="float">
            <text:p>6,06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197" calcext:value-type="float">
            <text:p>6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7" calcext:value-type="float">
            <text:p>6,197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8369" calcext:value-type="float">
            <text:p>8,369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肚區</text:p>
          </table:table-cell>
          <table:table-cell table:style-name="ce2"/>
          <table:table-cell table:style-name="ce3" office:value-type="float" office:value="18433" calcext:value-type="float">
            <text:p>18,433</text:p>
          </table:table-cell>
          <table:table-cell table:style-name="ce3" office:value-type="float" office:value="14008" calcext:value-type="float">
            <text:p>14,008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3628" calcext:value-type="float">
            <text:p>33,62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4254" calcext:value-type="float">
            <text:p>34,2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57" calcext:value-type="float">
            <text:p>34,257</text:p>
          </table:table-cell>
          <table:table-cell table:style-name="ce3" office:value-type="float" office:value="11343" calcext:value-type="float">
            <text:p>11,343</text:p>
          </table:table-cell>
          <table:table-cell table:style-name="ce3" office:value-type="float" office:value="45600" calcext:value-type="float">
            <text:p>45,600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3" calcext:value-type="float">
            <text:p>3,143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4189" calcext:value-type="float">
            <text:p>4,189</text:p>
          </table:table-cell>
          <table:table-cell table:style-name="ce4" office:value-type="string" calcext:value-type="string">
            <text:p>7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6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327" calcext:value-type="float">
            <text:p>3,327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埔里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腳里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274" calcext:value-type="float">
            <text:p>2,274</text:p>
          </table:table-cell>
          <table:table-cell table:style-name="ce4" office:value-type="string" calcext:value-type="string">
            <text:p>7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32" calcext:value-type="float">
            <text:p>2,432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858" calcext:value-type="float">
            <text:p>2,858</text:p>
          </table:table-cell>
          <table:table-cell table:style-name="ce4" office:value-type="string" calcext:value-type="string">
            <text:p>7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肚里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8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5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磺溪里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623" calcext:value-type="float">
            <text:p>1,623</text:p>
          </table:table-cell>
          <table:table-cell table:style-name="ce4" office:value-type="string" calcext:value-type="string">
            <text:p>77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7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陽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216" calcext:value-type="float">
            <text:p>5,21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313" calcext:value-type="float">
            <text:p>5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3" calcext:value-type="float">
            <text:p>5,313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7149" calcext:value-type="float">
            <text:p>7,149</text:p>
          </table:table-cell>
          <table:table-cell table:style-name="ce4" office:value-type="string" calcext:value-type="string">
            <text:p>74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井里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597" calcext:value-type="float">
            <text:p>3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7" calcext:value-type="float">
            <text:p>3,597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849" calcext:value-type="float">
            <text:p>4,849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蔗廍里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457" calcext:value-type="float">
            <text:p>3,4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59" calcext:value-type="float">
            <text:p>3,459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739" calcext:value-type="float">
            <text:p>4,739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244" calcext:value-type="float">
            <text:p>3,244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烏日區</text:p>
          </table:table-cell>
          <table:table-cell table:style-name="ce2"/>
          <table:table-cell table:style-name="ce3" office:value-type="float" office:value="23294" calcext:value-type="float">
            <text:p>23,294</text:p>
          </table:table-cell>
          <table:table-cell table:style-name="ce3" office:value-type="float" office:value="22625" calcext:value-type="float">
            <text:p>22,625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7818" calcext:value-type="float">
            <text:p>47,818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8784" calcext:value-type="float">
            <text:p>48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84" calcext:value-type="float">
            <text:p>48,784</text:p>
          </table:table-cell>
          <table:table-cell table:style-name="ce3" office:value-type="float" office:value="15364" calcext:value-type="float">
            <text:p>15,364</text:p>
          </table:table-cell>
          <table:table-cell table:style-name="ce3" office:value-type="float" office:value="64148" calcext:value-type="float">
            <text:p>64,148</text:p>
          </table:table-cell>
          <table:table-cell table:style-name="ce4" office:value-type="string" calcext:value-type="string">
            <text:p>76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日里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286" calcext:value-type="float">
            <text:p>6,28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417" calcext:value-type="float">
            <text:p>6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7" calcext:value-type="float">
            <text:p>6,417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8396" calcext:value-type="float">
            <text:p>8,396</text:p>
          </table:table-cell>
          <table:table-cell table:style-name="ce4" office:value-type="string" calcext:value-type="string">
            <text:p>76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日里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660" calcext:value-type="float">
            <text:p>2,660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353" calcext:value-type="float">
            <text:p>5,35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479" calcext:value-type="float">
            <text:p>5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9" calcext:value-type="float">
            <text:p>5,479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7452" calcext:value-type="float">
            <text:p>7,452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泉里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59" calcext:value-type="float">
            <text:p>4,65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753" calcext:value-type="float">
            <text:p>4,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3" calcext:value-type="float">
            <text:p>4,753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6209" calcext:value-type="float">
            <text:p>6,209</text:p>
          </table:table-cell>
          <table:table-cell table:style-name="ce4" office:value-type="string" calcext:value-type="string">
            <text:p>76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學田里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494" calcext:value-type="float">
            <text:p>2,494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德里</text:p>
          </table:table-cell>
          <table:table-cell table:style-name="ce3" office:value-type="float" office:value="4128" calcext:value-type="float">
            <text:p>4,128</text:p>
          </table:table-cell>
          <table:table-cell table:style-name="ce3" office:value-type="float" office:value="4458" calcext:value-type="float">
            <text:p>4,45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997" calcext:value-type="float">
            <text:p>8,99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9175" calcext:value-type="float">
            <text:p>9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5" calcext:value-type="float">
            <text:p>9,175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12154" calcext:value-type="float">
            <text:p>12,154</text:p>
          </table:table-cell>
          <table:table-cell table:style-name="ce4" office:value-type="string" calcext:value-type="string">
            <text:p>75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02" calcext:value-type="float">
            <text:p>5,50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619" calcext:value-type="float">
            <text:p>5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9" calcext:value-type="float">
            <text:p>5,619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7346" calcext:value-type="float">
            <text:p>7,346</text:p>
          </table:table-cell>
          <table:table-cell table:style-name="ce4" office:value-type="string" calcext:value-type="string">
            <text:p>76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竹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78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光里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76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76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201" calcext:value-type="float">
            <text:p>2,201</text:p>
          </table:table-cell>
          <table:table-cell table:style-name="ce4" office:value-type="string" calcext:value-type="string">
            <text:p>77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埧里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292" calcext:value-type="float">
            <text:p>4,292</text:p>
          </table:table-cell>
          <table:table-cell table:style-name="ce4" office:value-type="string" calcext:value-type="string">
            <text:p>7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螺潭里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089" calcext:value-type="float">
            <text:p>2,089</text:p>
          </table:table-cell>
          <table:table-cell table:style-name="ce4" office:value-type="string" calcext:value-type="string">
            <text:p>7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里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7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里里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03" calcext:value-type="float">
            <text:p>1,303</text:p>
          </table:table-cell>
          <table:table-cell table:style-name="ce4" office:value-type="string" calcext:value-type="string">
            <text:p>77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尾里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霧峰區</text:p>
          </table:table-cell>
          <table:table-cell table:style-name="ce2"/>
          <table:table-cell table:style-name="ce3" office:value-type="float" office:value="20371" calcext:value-type="float">
            <text:p>20,371</text:p>
          </table:table-cell>
          <table:table-cell table:style-name="ce3" office:value-type="float" office:value="17493" calcext:value-type="float">
            <text:p>17,49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9199" calcext:value-type="float">
            <text:p>39,199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9932" calcext:value-type="float">
            <text:p>39,9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33" calcext:value-type="float">
            <text:p>39,933</text:p>
          </table:table-cell>
          <table:table-cell table:style-name="ce3" office:value-type="float" office:value="13304" calcext:value-type="float">
            <text:p>13,304</text:p>
          </table:table-cell>
          <table:table-cell table:style-name="ce3" office:value-type="float" office:value="53237" calcext:value-type="float">
            <text:p>53,237</text:p>
          </table:table-cell>
          <table:table-cell table:style-name="ce4" office:value-type="string" calcext:value-type="string">
            <text:p>7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桐林里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峰里</text:p>
          </table:table-cell>
          <table:table-cell table:style-name="ce3" office:value-type="float" office:value="3186" calcext:value-type="float">
            <text:p>3,186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280" calcext:value-type="float">
            <text:p>6,28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389" calcext:value-type="float">
            <text:p>6,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90" calcext:value-type="float">
            <text:p>6,390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8850" calcext:value-type="float">
            <text:p>8,850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甲寅里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89" calcext:value-type="float">
            <text:p>3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9" calcext:value-type="float">
            <text:p>3,38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571" calcext:value-type="float">
            <text:p>4,571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鄉里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202" calcext:value-type="float">
            <text:p>2,202</text:p>
          </table:table-cell>
          <table:table-cell table:style-name="ce4" office:value-type="string" calcext:value-type="string">
            <text:p>7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912" calcext:value-type="float">
            <text:p>1,912</text:p>
          </table:table-cell>
          <table:table-cell table:style-name="ce4" office:value-type="string" calcext:value-type="string">
            <text:p>7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錦榮里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4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萊園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堂里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04" calcext:value-type="float">
            <text:p>4,10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184" calcext:value-type="float">
            <text:p>4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4" calcext:value-type="float">
            <text:p>4,184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5611" calcext:value-type="float">
            <text:p>5,611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柳里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879" calcext:value-type="float">
            <text:p>3,879</text:p>
          </table:table-cell>
          <table:table-cell table:style-name="ce4" office:value-type="string" calcext:value-type="string">
            <text:p>77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柳里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76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409" calcext:value-type="float">
            <text:p>2,409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545" calcext:value-type="float">
            <text:p>2,545</text:p>
          </table:table-cell>
          <table:table-cell table:style-name="ce4" office:value-type="string" calcext:value-type="string">
            <text:p>7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丁台里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227" calcext:value-type="float">
            <text:p>2,227</text:p>
          </table:table-cell>
          <table:table-cell table:style-name="ce4" office:value-type="string" calcext:value-type="string">
            <text:p>7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975" calcext:value-type="float">
            <text:p>1,975</text:p>
          </table:table-cell>
          <table:table-cell table:style-name="ce4" office:value-type="string" calcext:value-type="string">
            <text:p>78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6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豐里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465" calcext:value-type="float">
            <text:p>2,465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正里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984" calcext:value-type="float">
            <text:p>1,984</text:p>
          </table:table-cell>
          <table:table-cell table:style-name="ce4" office:value-type="string" calcext:value-type="string">
            <text:p>7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823" calcext:value-type="float">
            <text:p>2,823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峰谷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270" calcext:value-type="float">
            <text:p>2,270</text:p>
          </table:table-cell>
          <table:table-cell table:style-name="ce4" office:value-type="string" calcext:value-type="string">
            <text:p>77.22</text:p>
          </table:table-cell>
          <table:table-cell table:number-columns-repeated="101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第3選舉區" table:style-name="ta3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臺中市第3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張烱春</text:p>
            <text:p>司法改革黨</text:p>
          </table:table-cell>
          <table:table-cell table:style-name="ce1" office:value-type="string" calcext:value-type="string" table:number-columns-spanned="1" table:number-rows-spanned="3">
            <text:p>(2)</text:p>
            <text:p>謝子涵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楊瓊瓔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368" calcext:value-type="float">
            <text:p>4,368</text:p>
          </table:table-cell>
          <table:table-cell table:style-name="ce3" office:value-type="float" office:value="80128" calcext:value-type="float">
            <text:p>80,128</text:p>
          </table:table-cell>
          <table:table-cell table:style-name="ce3" office:value-type="float" office:value="106306" calcext:value-type="float">
            <text:p>106,306</text:p>
          </table:table-cell>
          <table:table-cell table:style-name="ce3" office:value-type="float" office:value="190802" calcext:value-type="float">
            <text:p>190,802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193903" calcext:value-type="float">
            <text:p>193,9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3923" calcext:value-type="float">
            <text:p>193,923</text:p>
          </table:table-cell>
          <table:table-cell table:style-name="ce3" office:value-type="float" office:value="66328" calcext:value-type="float">
            <text:p>66,328</text:p>
          </table:table-cell>
          <table:table-cell table:style-name="ce3" office:value-type="float" office:value="260251" calcext:value-type="float">
            <text:p>260,251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后里區</text:p>
          </table:table-cell>
          <table:table-cell table:style-name="ce2"/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2665" calcext:value-type="float">
            <text:p>12,665</text:p>
          </table:table-cell>
          <table:table-cell table:style-name="ce3" office:value-type="float" office:value="18553" calcext:value-type="float">
            <text:p>18,553</text:p>
          </table:table-cell>
          <table:table-cell table:style-name="ce3" office:value-type="float" office:value="31953" calcext:value-type="float">
            <text:p>31,95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2475" calcext:value-type="float">
            <text:p>32,4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76" calcext:value-type="float">
            <text:p>32,476</text:p>
          </table:table-cell>
          <table:table-cell table:style-name="ce3" office:value-type="float" office:value="11122" calcext:value-type="float">
            <text:p>11,122</text:p>
          </table:table-cell>
          <table:table-cell table:style-name="ce3" office:value-type="float" office:value="43598" calcext:value-type="float">
            <text:p>43,598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里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36" calcext:value-type="float">
            <text:p>2,936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德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422" calcext:value-type="float">
            <text:p>2,422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后里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506" calcext:value-type="float">
            <text:p>3,506</text:p>
          </table:table-cell>
          <table:table-cell table:style-name="ce4" office:value-type="string" calcext:value-type="string">
            <text:p>7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厚里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81" calcext:value-type="float">
            <text:p>2,081</text:p>
          </table:table-cell>
          <table:table-cell table:style-name="ce4" office:value-type="string" calcext:value-type="string">
            <text:p>7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東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3369" calcext:value-type="float">
            <text:p>3,36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28" calcext:value-type="float">
            <text:p>3,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29" calcext:value-type="float">
            <text:p>3,429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577" calcext:value-type="float">
            <text:p>4,577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西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860" calcext:value-type="float">
            <text:p>1,860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南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287" calcext:value-type="float">
            <text:p>3,287</text:p>
          </table:table-cell>
          <table:table-cell table:style-name="ce4" office:value-type="string" calcext:value-type="string">
            <text:p>7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墩北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443" calcext:value-type="float">
            <text:p>3,443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321" calcext:value-type="float">
            <text:p>2,321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86" calcext:value-type="float">
            <text:p>2,186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合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30" calcext:value-type="float">
            <text:p>1,530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033" calcext:value-type="float">
            <text:p>2,033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眉山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186" calcext:value-type="float">
            <text:p>3,186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12" calcext:value-type="float">
            <text:p>1,912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086" calcext:value-type="float">
            <text:p>2,086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神岡區</text:p>
          </table:table-cell>
          <table:table-cell table:style-name="ce2"/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7557" calcext:value-type="float">
            <text:p>17,557</text:p>
          </table:table-cell>
          <table:table-cell table:style-name="ce3" office:value-type="float" office:value="20517" calcext:value-type="float">
            <text:p>20,517</text:p>
          </table:table-cell>
          <table:table-cell table:style-name="ce3" office:value-type="float" office:value="38929" calcext:value-type="float">
            <text:p>38,92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9551" calcext:value-type="float">
            <text:p>39,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52" calcext:value-type="float">
            <text:p>39,552</text:p>
          </table:table-cell>
          <table:table-cell table:style-name="ce3" office:value-type="float" office:value="13180" calcext:value-type="float">
            <text:p>13,180</text:p>
          </table:table-cell>
          <table:table-cell table:style-name="ce3" office:value-type="float" office:value="52732" calcext:value-type="float">
            <text:p>52,73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岡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041" calcext:value-type="float">
            <text:p>3,041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前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201" calcext:value-type="float">
            <text:p>2,201</text:p>
          </table:table-cell>
          <table:table-cell table:style-name="ce4" office:value-type="string" calcext:value-type="string">
            <text:p>77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庄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501" calcext:value-type="float">
            <text:p>2,501</text:p>
          </table:table-cell>
          <table:table-cell table:style-name="ce4" office:value-type="string" calcext:value-type="string">
            <text:p>77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40" calcext:value-type="float">
            <text:p>2,140</text:p>
          </table:table-cell>
          <table:table-cell table:style-name="ce4" office:value-type="string" calcext:value-type="string">
            <text:p>7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前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20" calcext:value-type="float">
            <text:p>2,120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堵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978" calcext:value-type="float">
            <text:p>1,978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883" calcext:value-type="float">
            <text:p>3,883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皮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5400" calcext:value-type="float">
            <text:p>5,40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488" calcext:value-type="float">
            <text:p>5,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8" calcext:value-type="float">
            <text:p>5,488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7383" calcext:value-type="float">
            <text:p>7,383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039" calcext:value-type="float">
            <text:p>5,039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507" calcext:value-type="float">
            <text:p>2,507</text:p>
          </table:table-cell>
          <table:table-cell table:style-name="ce4" office:value-type="string" calcext:value-type="string">
            <text:p>76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3070" calcext:value-type="float">
            <text:p>3,0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274" calcext:value-type="float">
            <text:p>4,274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岸裡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37" calcext:value-type="float">
            <text:p>2,737</text:p>
          </table:table-cell>
          <table:table-cell table:style-name="ce4" office:value-type="string" calcext:value-type="string">
            <text:p>7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洲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5013" calcext:value-type="float">
            <text:p>5,01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102" calcext:value-type="float">
            <text:p>5,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03" calcext:value-type="float">
            <text:p>5,103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6861" calcext:value-type="float">
            <text:p>6,861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7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676" calcext:value-type="float">
            <text:p>2,676</text:p>
          </table:table-cell>
          <table:table-cell table:style-name="ce4" office:value-type="string" calcext:value-type="string">
            <text:p>76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雅區</text:p>
          </table:table-cell>
          <table:table-cell table:style-name="ce2"/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22205" calcext:value-type="float">
            <text:p>22,205</text:p>
          </table:table-cell>
          <table:table-cell table:style-name="ce3" office:value-type="float" office:value="31704" calcext:value-type="float">
            <text:p>31,704</text:p>
          </table:table-cell>
          <table:table-cell table:style-name="ce3" office:value-type="float" office:value="55154" calcext:value-type="float">
            <text:p>55,154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56041" calcext:value-type="float">
            <text:p>56,0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050" calcext:value-type="float">
            <text:p>56,050</text:p>
          </table:table-cell>
          <table:table-cell table:style-name="ce3" office:value-type="float" office:value="19442" calcext:value-type="float">
            <text:p>19,442</text:p>
          </table:table-cell>
          <table:table-cell table:style-name="ce3" office:value-type="float" office:value="75492" calcext:value-type="float">
            <text:p>75,492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雅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5894" calcext:value-type="float">
            <text:p>5,894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雅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198" calcext:value-type="float">
            <text:p>4,198</text:p>
          </table:table-cell>
          <table:table-cell table:style-name="ce4" office:value-type="string" calcext:value-type="string">
            <text:p>7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4138" calcext:value-type="float">
            <text:p>4,13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206" calcext:value-type="float">
            <text:p>4,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5723" calcext:value-type="float">
            <text:p>5,723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3849" calcext:value-type="float">
            <text:p>3,84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5167" calcext:value-type="float">
            <text:p>5,167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和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4284" calcext:value-type="float">
            <text:p>4,28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356" calcext:value-type="float">
            <text:p>4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6" calcext:value-type="float">
            <text:p>4,356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5864" calcext:value-type="float">
            <text:p>5,864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359" calcext:value-type="float">
            <text:p>4,359</text:p>
          </table:table-cell>
          <table:table-cell table:style-name="ce4" office:value-type="string" calcext:value-type="string">
            <text:p>7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寶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638" calcext:value-type="float">
            <text:p>4,638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楓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4565" calcext:value-type="float">
            <text:p>4,56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657" calcext:value-type="float">
            <text:p>4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7" calcext:value-type="float">
            <text:p>4,657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6185" calcext:value-type="float">
            <text:p>6,185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楓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828" calcext:value-type="float">
            <text:p>4,828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雅楓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303" calcext:value-type="float">
            <text:p>3,303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6784" calcext:value-type="float">
            <text:p>6,78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864" calcext:value-type="float">
            <text:p>6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4" calcext:value-type="float">
            <text:p>6,864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8996" calcext:value-type="float">
            <text:p>8,996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寶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4123" calcext:value-type="float">
            <text:p>4,12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177" calcext:value-type="float">
            <text:p>4,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78" calcext:value-type="float">
            <text:p>4,178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5718" calcext:value-type="float">
            <text:p>5,718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251" calcext:value-type="float">
            <text:p>3,251</text:p>
          </table:table-cell>
          <table:table-cell table:style-name="ce4" office:value-type="string" calcext:value-type="string">
            <text:p>7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160" calcext:value-type="float">
            <text:p>4,160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208" calcext:value-type="float">
            <text:p>3,208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潭子區</text:p>
          </table:table-cell>
          <table:table-cell table:style-name="ce2"/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27701" calcext:value-type="float">
            <text:p>27,701</text:p>
          </table:table-cell>
          <table:table-cell table:style-name="ce3" office:value-type="float" office:value="35532" calcext:value-type="float">
            <text:p>35,532</text:p>
          </table:table-cell>
          <table:table-cell table:style-name="ce3" office:value-type="float" office:value="64766" calcext:value-type="float">
            <text:p>64,766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65836" calcext:value-type="float">
            <text:p>65,8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845" calcext:value-type="float">
            <text:p>65,845</text:p>
          </table:table-cell>
          <table:table-cell table:style-name="ce3" office:value-type="float" office:value="22584" calcext:value-type="float">
            <text:p>22,584</text:p>
          </table:table-cell>
          <table:table-cell table:style-name="ce3" office:value-type="float" office:value="88429" calcext:value-type="float">
            <text:p>88,429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秀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7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北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371" calcext:value-type="float">
            <text:p>2,371</text:p>
          </table:table-cell>
          <table:table-cell table:style-name="ce4" office:value-type="string" calcext:value-type="string">
            <text:p>7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陽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4050" calcext:value-type="float">
            <text:p>4,050</text:p>
          </table:table-cell>
          <table:table-cell table:style-name="ce3" office:value-type="float" office:value="7492" calcext:value-type="float">
            <text:p>7,49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611" calcext:value-type="float">
            <text:p>7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1" calcext:value-type="float">
            <text:p>7,611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10338" calcext:value-type="float">
            <text:p>10,338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7391" calcext:value-type="float">
            <text:p>7,39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533" calcext:value-type="float">
            <text:p>7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3" calcext:value-type="float">
            <text:p>7,533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10269" calcext:value-type="float">
            <text:p>10,269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家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95" calcext:value-type="float">
            <text:p>3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5" calcext:value-type="float">
            <text:p>3,895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5157" calcext:value-type="float">
            <text:p>5,157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家東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3049" calcext:value-type="float">
            <text:p>3,04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159" calcext:value-type="float">
            <text:p>4,159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家興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2746" calcext:value-type="float">
            <text:p>2,746</text:p>
          </table:table-cell>
          <table:table-cell table:style-name="ce3" office:value-type="float" office:value="4892" calcext:value-type="float">
            <text:p>4,89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964" calcext:value-type="float">
            <text:p>4,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4" calcext:value-type="float">
            <text:p>4,964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6626" calcext:value-type="float">
            <text:p>6,626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家福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3387" calcext:value-type="float">
            <text:p>3,38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8" calcext:value-type="float">
            <text:p>3,458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521" calcext:value-type="float">
            <text:p>4,521</text:p>
          </table:table-cell>
          <table:table-cell table:style-name="ce4" office:value-type="string" calcext:value-type="string">
            <text:p>7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甘蔗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3817" calcext:value-type="float">
            <text:p>3,817</text:p>
          </table:table-cell>
          <table:table-cell table:style-name="ce3" office:value-type="float" office:value="6691" calcext:value-type="float">
            <text:p>6,69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801" calcext:value-type="float">
            <text:p>6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1" calcext:value-type="float">
            <text:p>6,801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9123" calcext:value-type="float">
            <text:p>9,123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寶里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4564" calcext:value-type="float">
            <text:p>4,564</text:p>
          </table:table-cell>
          <table:table-cell table:style-name="ce3" office:value-type="float" office:value="8575" calcext:value-type="float">
            <text:p>8,57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699" calcext:value-type="float">
            <text:p>8,6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06" calcext:value-type="float">
            <text:p>8,706</text:p>
          </table:table-cell>
          <table:table-cell table:style-name="ce3" office:value-type="float" office:value="2987" calcext:value-type="float">
            <text:p>2,987</text:p>
          </table:table-cell>
          <table:table-cell table:style-name="ce3" office:value-type="float" office:value="11693" calcext:value-type="float">
            <text:p>11,693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富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853" calcext:value-type="float">
            <text:p>2,853</text:p>
          </table:table-cell>
          <table:table-cell table:style-name="ce4" office:value-type="string" calcext:value-type="string">
            <text:p>7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4409" calcext:value-type="float">
            <text:p>4,40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5923" calcext:value-type="float">
            <text:p>5,923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栗林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3549" calcext:value-type="float">
            <text:p>3,54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0" calcext:value-type="float">
            <text:p>3,61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746" calcext:value-type="float">
            <text:p>4,746</text:p>
          </table:table-cell>
          <table:table-cell table:style-name="ce4" office:value-type="string" calcext:value-type="string">
            <text:p>7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2849" calcext:value-type="float">
            <text:p>2,8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899" calcext:value-type="float">
            <text:p>2,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9" calcext:value-type="float">
            <text:p>2,899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858" calcext:value-type="float">
            <text:p>3,858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聚興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2749" calcext:value-type="float">
            <text:p>2,74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90" calcext:value-type="float">
            <text:p>2,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0" calcext:value-type="float">
            <text:p>2,79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138" calcext:value-type="float">
            <text:p>4,138</text:p>
          </table:table-cell>
          <table:table-cell table:style-name="ce4" office:value-type="string" calcext:value-type="string">
            <text:p>67.42</text:p>
          </table:table-cell>
          <table:table-cell table:number-columns-repeated="1011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第4選舉區" table:style-name="ta4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臺中市第4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張廖萬堅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廖偉翔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林中翊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>陳志彬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李海碩</text:p>
            <text:p>臺灣雙語無法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13350" calcext:value-type="float">
            <text:p>113,350</text:p>
          </table:table-cell>
          <table:table-cell table:style-name="ce3" office:value-type="float" office:value="119740" calcext:value-type="float">
            <text:p>119,74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39367" calcext:value-type="float">
            <text:p>239,367</text:p>
          </table:table-cell>
          <table:table-cell table:style-name="ce3" office:value-type="float" office:value="4877" calcext:value-type="float">
            <text:p>4,877</text:p>
          </table:table-cell>
          <table:table-cell table:style-name="ce3" office:value-type="float" office:value="244244" calcext:value-type="float">
            <text:p>244,2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4258" calcext:value-type="float">
            <text:p>244,258</text:p>
          </table:table-cell>
          <table:table-cell table:style-name="ce3" office:value-type="float" office:value="84945" calcext:value-type="float">
            <text:p>84,945</text:p>
          </table:table-cell>
          <table:table-cell table:style-name="ce3" office:value-type="float" office:value="329203" calcext:value-type="float">
            <text:p>329,203</text:p>
          </table:table-cell>
          <table:table-cell table:style-name="ce4" office:value-type="string" calcext:value-type="string">
            <text:p>74.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西屯區</text:p>
          </table:table-cell>
          <table:table-cell table:style-name="ce2"/>
          <table:table-cell table:style-name="ce3" office:value-type="float" office:value="63313" calcext:value-type="float">
            <text:p>63,313</text:p>
          </table:table-cell>
          <table:table-cell table:style-name="ce3" office:value-type="float" office:value="67573" calcext:value-type="float">
            <text:p>67,573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34380" calcext:value-type="float">
            <text:p>134,380</text:p>
          </table:table-cell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137167" calcext:value-type="float">
            <text:p>137,1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172" calcext:value-type="float">
            <text:p>137,172</text:p>
          </table:table-cell>
          <table:table-cell table:style-name="ce3" office:value-type="float" office:value="49549" calcext:value-type="float">
            <text:p>49,549</text:p>
          </table:table-cell>
          <table:table-cell table:style-name="ce3" office:value-type="float" office:value="186721" calcext:value-type="float">
            <text:p>186,721</text:p>
          </table:table-cell>
          <table:table-cell table:style-name="ce4" office:value-type="string" calcext:value-type="string">
            <text:p>73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45" calcext:value-type="float">
            <text:p>3,94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027" calcext:value-type="float">
            <text:p>4,0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5335" calcext:value-type="float">
            <text:p>5,335</text:p>
          </table:table-cell>
          <table:table-cell table:style-name="ce4" office:value-type="string" calcext:value-type="string">
            <text:p>75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86" calcext:value-type="float">
            <text:p>3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6" calcext:value-type="float">
            <text:p>3,186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278" calcext:value-type="float">
            <text:p>4,278</text:p>
          </table:table-cell>
          <table:table-cell table:style-name="ce4" office:value-type="string" calcext:value-type="string">
            <text:p>74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73" calcext:value-type="float">
            <text:p>3,27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4757" calcext:value-type="float">
            <text:p>4,757</text:p>
          </table:table-cell>
          <table:table-cell table:style-name="ce4" office:value-type="string" calcext:value-type="string">
            <text:p>70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墩里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61" calcext:value-type="float">
            <text:p>4,46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6009" calcext:value-type="float">
            <text:p>6,009</text:p>
          </table:table-cell>
          <table:table-cell table:style-name="ce4" office:value-type="string" calcext:value-type="string">
            <text:p>75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潮洋里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269" calcext:value-type="float">
            <text:p>4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9" calcext:value-type="float">
            <text:p>4,269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6685" calcext:value-type="float">
            <text:p>6,685</text:p>
          </table:table-cell>
          <table:table-cell table:style-name="ce4" office:value-type="string" calcext:value-type="string">
            <text:p>63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5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4914" calcext:value-type="float">
            <text:p>4,914</text:p>
          </table:table-cell>
          <table:table-cell table:style-name="ce3" office:value-type="float" office:value="5569" calcext:value-type="float">
            <text:p>5,56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766" calcext:value-type="float">
            <text:p>10,76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988" calcext:value-type="float">
            <text:p>10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88" calcext:value-type="float">
            <text:p>10,988</text:p>
          </table:table-cell>
          <table:table-cell table:style-name="ce3" office:value-type="float" office:value="4215" calcext:value-type="float">
            <text:p>4,215</text:p>
          </table:table-cell>
          <table:table-cell table:style-name="ce3" office:value-type="float" office:value="15203" calcext:value-type="float">
            <text:p>15,203</text:p>
          </table:table-cell>
          <table:table-cell table:style-name="ce4" office:value-type="string" calcext:value-type="string">
            <text:p>72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石里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956" calcext:value-type="float">
            <text:p>4,956</text:p>
          </table:table-cell>
          <table:table-cell table:style-name="ce4" office:value-type="string" calcext:value-type="string">
            <text:p>73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安里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37" calcext:value-type="float">
            <text:p>3,73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5153" calcext:value-type="float">
            <text:p>5,153</text:p>
          </table:table-cell>
          <table:table-cell table:style-name="ce4" office:value-type="string" calcext:value-type="string">
            <text:p>74.1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023" calcext:value-type="float">
            <text:p>4,023</text:p>
          </table:table-cell>
          <table:table-cell table:style-name="ce4" office:value-type="string" calcext:value-type="string">
            <text:p>74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逢甲里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21" calcext:value-type="float">
            <text:p>3,22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4" calcext:value-type="float">
            <text:p>3,284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506" calcext:value-type="float">
            <text:p>4,506</text:p>
          </table:table-cell>
          <table:table-cell table:style-name="ce4" office:value-type="string" calcext:value-type="string">
            <text:p>72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逢福里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5165" calcext:value-type="float">
            <text:p>5,165</text:p>
          </table:table-cell>
          <table:table-cell table:style-name="ce4" office:value-type="string" calcext:value-type="string">
            <text:p>74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42" calcext:value-type="float">
            <text:p>2,442</text:p>
          </table:table-cell>
          <table:table-cell table:style-name="ce4" office:value-type="string" calcext:value-type="string">
            <text:p>73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厝里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64" calcext:value-type="float">
            <text:p>3,064</text:p>
          </table:table-cell>
          <table:table-cell table:style-name="ce4" office:value-type="string" calcext:value-type="string">
            <text:p>72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明里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59" calcext:value-type="float">
            <text:p>3,359</text:p>
          </table:table-cell>
          <table:table-cell table:style-name="ce4" office:value-type="string" calcext:value-type="string">
            <text:p>75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南里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989" calcext:value-type="float">
            <text:p>3,989</text:p>
          </table:table-cell>
          <table:table-cell table:style-name="ce4" office:value-type="string" calcext:value-type="string">
            <text:p>75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成里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98" calcext:value-type="float">
            <text:p>4,99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113" calcext:value-type="float">
            <text:p>5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3" calcext:value-type="float">
            <text:p>5,113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6901" calcext:value-type="float">
            <text:p>6,901</text:p>
          </table:table-cell>
          <table:table-cell table:style-name="ce4" office:value-type="string" calcext:value-type="string">
            <text:p>74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安里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573" calcext:value-type="float">
            <text:p>3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3" calcext:value-type="float">
            <text:p>3,573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4927" calcext:value-type="float">
            <text:p>4,927</text:p>
          </table:table-cell>
          <table:table-cell table:style-name="ce4" office:value-type="string" calcext:value-type="string">
            <text:p>72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仁里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17" calcext:value-type="float">
            <text:p>4,31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416" calcext:value-type="float">
            <text:p>4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6" calcext:value-type="float">
            <text:p>4,416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5910" calcext:value-type="float">
            <text:p>5,910</text:p>
          </table:table-cell>
          <table:table-cell table:style-name="ce4" office:value-type="string" calcext:value-type="string">
            <text:p>74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德里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558" calcext:value-type="float">
            <text:p>3,558</text:p>
          </table:table-cell>
          <table:table-cell table:style-name="ce4" office:value-type="string" calcext:value-type="string">
            <text:p>75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福里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167" calcext:value-type="float">
            <text:p>4,167</text:p>
          </table:table-cell>
          <table:table-cell table:style-name="ce4" office:value-type="string" calcext:value-type="string">
            <text:p>76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何源里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77" calcext:value-type="float">
            <text:p>4,67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764" calcext:value-type="float">
            <text:p>4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4" calcext:value-type="float">
            <text:p>4,764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6416" calcext:value-type="float">
            <text:p>6,416</text:p>
          </table:table-cell>
          <table:table-cell table:style-name="ce4" office:value-type="string" calcext:value-type="string">
            <text:p>74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河里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56" calcext:value-type="float">
            <text:p>2,85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745" calcext:value-type="float">
            <text:p>3,745</text:p>
          </table:table-cell>
          <table:table-cell table:style-name="ce4" office:value-type="string" calcext:value-type="string">
            <text:p>77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石里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074" calcext:value-type="float">
            <text:p>2,074</text:p>
          </table:table-cell>
          <table:table-cell table:style-name="ce4" office:value-type="string" calcext:value-type="string">
            <text:p>76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156" calcext:value-type="float">
            <text:p>3,156</text:p>
          </table:table-cell>
          <table:table-cell table:style-name="ce4" office:value-type="string" calcext:value-type="string">
            <text:p>69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3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50" calcext:value-type="float">
            <text:p>3,55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620" calcext:value-type="float">
            <text:p>3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0" calcext:value-type="float">
            <text:p>3,62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863" calcext:value-type="float">
            <text:p>4,863</text:p>
          </table:table-cell>
          <table:table-cell table:style-name="ce4" office:value-type="string" calcext:value-type="string">
            <text:p>74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167" calcext:value-type="float">
            <text:p>2,167</text:p>
          </table:table-cell>
          <table:table-cell table:style-name="ce4" office:value-type="string" calcext:value-type="string">
            <text:p>77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371" calcext:value-type="float">
            <text:p>3,371</text:p>
          </table:table-cell>
          <table:table-cell table:style-name="ce4" office:value-type="string" calcext:value-type="string">
            <text:p>74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895" calcext:value-type="float">
            <text:p>3,895</text:p>
          </table:table-cell>
          <table:table-cell table:style-name="ce3" office:value-type="float" office:value="4487" calcext:value-type="float">
            <text:p>4,48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620" calcext:value-type="float">
            <text:p>8,62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812" calcext:value-type="float">
            <text:p>8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2" calcext:value-type="float">
            <text:p>8,812</text:p>
          </table:table-cell>
          <table:table-cell table:style-name="ce3" office:value-type="float" office:value="3441" calcext:value-type="float">
            <text:p>3,441</text:p>
          </table:table-cell>
          <table:table-cell table:style-name="ce3" office:value-type="float" office:value="12253" calcext:value-type="float">
            <text:p>12,253</text:p>
          </table:table-cell>
          <table:table-cell table:style-name="ce4" office:value-type="string" calcext:value-type="string">
            <text:p>71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939" calcext:value-type="float">
            <text:p>2,939</text:p>
          </table:table-cell>
          <table:table-cell table:style-name="ce4" office:value-type="string" calcext:value-type="string">
            <text:p>76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雅里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50" calcext:value-type="float">
            <text:p>4,15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226" calcext:value-type="float">
            <text:p>4,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7" calcext:value-type="float">
            <text:p>4,227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5661" calcext:value-type="float">
            <text:p>5,661</text:p>
          </table:table-cell>
          <table:table-cell table:style-name="ce4" office:value-type="string" calcext:value-type="string">
            <text:p>74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2987" calcext:value-type="float">
            <text:p>2,98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53" calcext:value-type="float">
            <text:p>5,55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681" calcext:value-type="float">
            <text:p>5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1" calcext:value-type="float">
            <text:p>5,681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7634" calcext:value-type="float">
            <text:p>7,634</text:p>
          </table:table-cell>
          <table:table-cell table:style-name="ce4" office:value-type="string" calcext:value-type="string">
            <text:p>74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瑞里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882" calcext:value-type="float">
            <text:p>2,882</text:p>
          </table:table-cell>
          <table:table-cell table:style-name="ce4" office:value-type="string" calcext:value-type="string">
            <text:p>70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聯里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216" calcext:value-type="float">
            <text:p>3,216</text:p>
          </table:table-cell>
          <table:table-cell table:style-name="ce4" office:value-type="string" calcext:value-type="string">
            <text:p>67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171" calcext:value-type="float">
            <text:p>4,171</text:p>
          </table:table-cell>
          <table:table-cell table:style-name="ce4" office:value-type="string" calcext:value-type="string">
            <text:p>73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75" calcext:value-type="float">
            <text:p>2,2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127" calcext:value-type="float">
            <text:p>3,127</text:p>
          </table:table-cell>
          <table:table-cell table:style-name="ce4" office:value-type="string" calcext:value-type="string">
            <text:p>74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恩里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99" calcext:value-type="float">
            <text:p>3,49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694" calcext:value-type="float">
            <text:p>4,694</text:p>
          </table:table-cell>
          <table:table-cell table:style-name="ce4" office:value-type="string" calcext:value-type="string">
            <text:p>76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23" calcext:value-type="float">
            <text:p>3,22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474" calcext:value-type="float">
            <text:p>4,474</text:p>
          </table:table-cell>
          <table:table-cell table:style-name="ce4" office:value-type="string" calcext:value-type="string">
            <text:p>73.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南屯區</text:p>
          </table:table-cell>
          <table:table-cell table:style-name="ce2"/>
          <table:table-cell table:style-name="ce3" office:value-type="float" office:value="50037" calcext:value-type="float">
            <text:p>50,037</text:p>
          </table:table-cell>
          <table:table-cell table:style-name="ce3" office:value-type="float" office:value="52167" calcext:value-type="float">
            <text:p>52,16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4987" calcext:value-type="float">
            <text:p>104,987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107077" calcext:value-type="float">
            <text:p>107,0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086" calcext:value-type="float">
            <text:p>107,086</text:p>
          </table:table-cell>
          <table:table-cell table:style-name="ce3" office:value-type="float" office:value="35396" calcext:value-type="float">
            <text:p>35,396</text:p>
          </table:table-cell>
          <table:table-cell table:style-name="ce3" office:value-type="float" office:value="142482" calcext:value-type="float">
            <text:p>142,482</text:p>
          </table:table-cell>
          <table:table-cell table:style-name="ce4" office:value-type="string" calcext:value-type="string">
            <text:p>75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屯里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74" calcext:value-type="float">
            <text:p>6,07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6179" calcext:value-type="float">
            <text:p>6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9" calcext:value-type="float">
            <text:p>6,179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8245" calcext:value-type="float">
            <text:p>8,245</text:p>
          </table:table-cell>
          <table:table-cell table:style-name="ce4" office:value-type="string" calcext:value-type="string">
            <text:p>74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4168" calcext:value-type="float">
            <text:p>4,168</text:p>
          </table:table-cell>
          <table:table-cell table:style-name="ce3" office:value-type="float" office:value="4127" calcext:value-type="float">
            <text:p>4,1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501" calcext:value-type="float">
            <text:p>8,50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8657" calcext:value-type="float">
            <text:p>8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7" calcext:value-type="float">
            <text:p>8,657</text:p>
          </table:table-cell>
          <table:table-cell table:style-name="ce3" office:value-type="float" office:value="2618" calcext:value-type="float">
            <text:p>2,618</text:p>
          </table:table-cell>
          <table:table-cell table:style-name="ce3" office:value-type="float" office:value="11275" calcext:value-type="float">
            <text:p>11,275</text:p>
          </table:table-cell>
          <table:table-cell table:style-name="ce4" office:value-type="string" calcext:value-type="string">
            <text:p>76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58" calcext:value-type="float">
            <text:p>4,55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653" calcext:value-type="float">
            <text:p>4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3" calcext:value-type="float">
            <text:p>4,653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5916" calcext:value-type="float">
            <text:p>5,916</text:p>
          </table:table-cell>
          <table:table-cell table:style-name="ce4" office:value-type="string" calcext:value-type="string">
            <text:p>78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9" calcext:value-type="float">
            <text:p>3,069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064" calcext:value-type="float">
            <text:p>4,064</text:p>
          </table:table-cell>
          <table:table-cell table:style-name="ce4" office:value-type="string" calcext:value-type="string">
            <text:p>75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7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春社里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25" calcext:value-type="float">
            <text:p>4,2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01" calcext:value-type="float">
            <text:p>4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1" calcext:value-type="float">
            <text:p>4,301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6281" calcext:value-type="float">
            <text:p>6,281</text:p>
          </table:table-cell>
          <table:table-cell table:style-name="ce4" office:value-type="string" calcext:value-type="string">
            <text:p>68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春安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375" calcext:value-type="float">
            <text:p>2,375</text:p>
          </table:table-cell>
          <table:table-cell table:style-name="ce4" office:value-type="string" calcext:value-type="string">
            <text:p>76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3981" calcext:value-type="float">
            <text:p>3,981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38" calcext:value-type="float">
            <text:p>8,13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286" calcext:value-type="float">
            <text:p>8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6" calcext:value-type="float">
            <text:p>8,286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11125" calcext:value-type="float">
            <text:p>11,125</text:p>
          </table:table-cell>
          <table:table-cell table:style-name="ce4" office:value-type="string" calcext:value-type="string">
            <text:p>74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50" calcext:value-type="float">
            <text:p>3,7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111" calcext:value-type="float">
            <text:p>5,111</text:p>
          </table:table-cell>
          <table:table-cell table:style-name="ce4" office:value-type="string" calcext:value-type="string">
            <text:p>74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131" calcext:value-type="float">
            <text:p>3,131</text:p>
          </table:table-cell>
          <table:table-cell table:style-name="ce4" office:value-type="string" calcext:value-type="string">
            <text:p>75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5093" calcext:value-type="float">
            <text:p>5,093</text:p>
          </table:table-cell>
          <table:table-cell table:style-name="ce4" office:value-type="string" calcext:value-type="string">
            <text:p>76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厝里</text:p>
          </table:table-cell>
          <table:table-cell table:style-name="ce3" office:value-type="float" office:value="2466" calcext:value-type="float">
            <text:p>2,466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22" calcext:value-type="float">
            <text:p>5,22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324" calcext:value-type="float">
            <text:p>5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4" calcext:value-type="float">
            <text:p>5,324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7074" calcext:value-type="float">
            <text:p>7,074</text:p>
          </table:table-cell>
          <table:table-cell table:style-name="ce4" office:value-type="string" calcext:value-type="string">
            <text:p>75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78" calcext:value-type="float">
            <text:p>4,67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783" calcext:value-type="float">
            <text:p>4,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84" calcext:value-type="float">
            <text:p>4,784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6204" calcext:value-type="float">
            <text:p>6,204</text:p>
          </table:table-cell>
          <table:table-cell table:style-name="ce4" office:value-type="string" calcext:value-type="string">
            <text:p>77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3409" calcext:value-type="float">
            <text:p>3,40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01" calcext:value-type="float">
            <text:p>6,30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438" calcext:value-type="float">
            <text:p>6,4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39" calcext:value-type="float">
            <text:p>6,439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8492" calcext:value-type="float">
            <text:p>8,492</text:p>
          </table:table-cell>
          <table:table-cell table:style-name="ce4" office:value-type="string" calcext:value-type="string">
            <text:p>75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9" calcext:value-type="float">
            <text:p>2,93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935" calcext:value-type="float">
            <text:p>3,935</text:p>
          </table:table-cell>
          <table:table-cell table:style-name="ce4" office:value-type="string" calcext:value-type="string">
            <text:p>75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078" calcext:value-type="float">
            <text:p>4,0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81" calcext:value-type="float">
            <text:p>4,081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5248" calcext:value-type="float">
            <text:p>5,248</text:p>
          </table:table-cell>
          <table:table-cell table:style-name="ce4" office:value-type="string" calcext:value-type="string">
            <text:p>77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80" calcext:value-type="float">
            <text:p>4,78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77" calcext:value-type="float">
            <text:p>4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7" calcext:value-type="float">
            <text:p>4,877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6495" calcext:value-type="float">
            <text:p>6,495</text:p>
          </table:table-cell>
          <table:table-cell table:style-name="ce4" office:value-type="string" calcext:value-type="string">
            <text:p>75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中里</text:p>
          </table:table-cell>
          <table:table-cell table:style-name="ce3" office:value-type="float" office:value="2681" calcext:value-type="float">
            <text:p>2,681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63" calcext:value-type="float">
            <text:p>5,76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885" calcext:value-type="float">
            <text:p>5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5" calcext:value-type="float">
            <text:p>5,885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7900" calcext:value-type="float">
            <text:p>7,900</text:p>
          </table:table-cell>
          <table:table-cell table:style-name="ce4" office:value-type="string" calcext:value-type="string">
            <text:p>74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2252" calcext:value-type="float">
            <text:p>2,2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10" calcext:value-type="float">
            <text:p>4,71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813" calcext:value-type="float">
            <text:p>4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3" calcext:value-type="float">
            <text:p>4,813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6331" calcext:value-type="float">
            <text:p>6,331</text:p>
          </table:table-cell>
          <table:table-cell table:style-name="ce4" office:value-type="string" calcext:value-type="string">
            <text:p>76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向心里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00" calcext:value-type="float">
            <text:p>3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0" calcext:value-type="float">
            <text:p>3,600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5392" calcext:value-type="float">
            <text:p>5,392</text:p>
          </table:table-cell>
          <table:table-cell table:style-name="ce4" office:value-type="string" calcext:value-type="string">
            <text:p>66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心里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747" calcext:value-type="float">
            <text:p>3,747</text:p>
          </table:table-cell>
          <table:table-cell table:style-name="ce4" office:value-type="string" calcext:value-type="string">
            <text:p>75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心里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47" calcext:value-type="float">
            <text:p>3,74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5147" calcext:value-type="float">
            <text:p>5,147</text:p>
          </table:table-cell>
          <table:table-cell table:style-name="ce4" office:value-type="string" calcext:value-type="string">
            <text:p>74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685" calcext:value-type="float">
            <text:p>3,6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793" calcext:value-type="float">
            <text:p>4,793</text:p>
          </table:table-cell>
          <table:table-cell table:style-name="ce4" office:value-type="string" calcext:value-type="string">
            <text:p>76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89" calcext:value-type="float">
            <text:p>3,18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278" calcext:value-type="float">
            <text:p>4,278</text:p>
          </table:table-cell>
          <table:table-cell table:style-name="ce4" office:value-type="string" calcext:value-type="string">
            <text:p>76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596" calcext:value-type="float">
            <text:p>3,596</text:p>
          </table:table-cell>
          <table:table-cell table:style-name="ce4" office:value-type="string" calcext:value-type="string">
            <text:p>75.61</text:p>
          </table:table-cell>
          <table:table-cell table:number-columns-repeated="100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第5選舉區" table:style-name="ta5"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第11屆區域立法委員選舉臺中市第5選舉區候選人在各村(里)得票數一覽表</text:p>
          </table:table-cell>
          <table:covered-table-cell table:number-columns-repeated="17" table:style-name="ce1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8" table:number-rows-spanned="1">
            <text:p>各候選人得票情形</text:p>
          </table:table-cell>
          <table:covered-table-cell table:number-columns-repeated="7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彭振芳</text:p>
            <text:p>司法改革黨</text:p>
          </table:table-cell>
          <table:table-cell table:style-name="ce1" office:value-type="string" calcext:value-type="string" table:number-columns-spanned="1" table:number-rows-spanned="3">
            <text:p>(2)</text:p>
            <text:p>蔡善雯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3)</text:p>
            <text:p>陳維新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黃健豪</text:p>
            <text:p>中國國民黨</text:p>
          </table:table-cell>
          <table:table-cell table:style-name="ce1" office:value-type="string" calcext:value-type="string" table:number-columns-spanned="1" table:number-rows-spanned="3">
            <text:p>(5)</text:p>
            <text:p>苗豐隆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謝旻汎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7)</text:p>
            <text:p>莊競程</text:p>
            <text:p>民主進步黨</text:p>
          </table:table-cell>
          <table:table-cell table:style-name="ce1" office:value-type="string" calcext:value-type="string" table:number-columns-spanned="1" table:number-rows-spanned="3">
            <text:p>(8)</text:p>
            <text:p>林澤培</text:p>
            <text:p>中華統一促進黨</text:p>
          </table:table-cell>
          <table:covered-table-cell table:number-columns-repeated="8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covered-table-cell table:number-columns-repeated="18" table:style-name="ce1"/>
          <table:table-cell table:number-columns-repeated="1006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9266" calcext:value-type="float">
            <text:p>9,266</text:p>
          </table:table-cell>
          <table:table-cell table:style-name="ce3" office:value-type="float" office:value="4224" calcext:value-type="float">
            <text:p>4,224</text:p>
          </table:table-cell>
          <table:table-cell table:style-name="ce3" office:value-type="float" office:value="134706" calcext:value-type="float">
            <text:p>134,70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107357" calcext:value-type="float">
            <text:p>107,35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61316" calcext:value-type="float">
            <text:p>261,316</text:p>
          </table:table-cell>
          <table:table-cell table:style-name="ce3" office:value-type="float" office:value="5902" calcext:value-type="float">
            <text:p>5,902</text:p>
          </table:table-cell>
          <table:table-cell table:style-name="ce3" office:value-type="float" office:value="267218" calcext:value-type="float">
            <text:p>267,2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7261" calcext:value-type="float">
            <text:p>267,261</text:p>
          </table:table-cell>
          <table:table-cell table:style-name="ce3" office:value-type="float" office:value="95964" calcext:value-type="float">
            <text:p>95,964</text:p>
          </table:table-cell>
          <table:table-cell table:style-name="ce3" office:value-type="float" office:value="363225" calcext:value-type="float">
            <text:p>363,225</text:p>
          </table:table-cell>
          <table:table-cell table:style-name="ce4" office:value-type="string" calcext:value-type="string">
            <text:p>73.5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　北屯區</text:p>
          </table:table-cell>
          <table:table-cell table:style-name="ce2"/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5998" calcext:value-type="float">
            <text:p>5,998</text:p>
          </table:table-cell>
          <table:table-cell table:style-name="ce3" office:value-type="float" office:value="2738" calcext:value-type="float">
            <text:p>2,738</text:p>
          </table:table-cell>
          <table:table-cell table:style-name="ce3" office:value-type="float" office:value="91378" calcext:value-type="float">
            <text:p>91,37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72090" calcext:value-type="float">
            <text:p>72,09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6115" calcext:value-type="float">
            <text:p>176,115</text:p>
          </table:table-cell>
          <table:table-cell table:style-name="ce3" office:value-type="float" office:value="3838" calcext:value-type="float">
            <text:p>3,838</text:p>
          </table:table-cell>
          <table:table-cell table:style-name="ce3" office:value-type="float" office:value="179953" calcext:value-type="float">
            <text:p>179,9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9988" calcext:value-type="float">
            <text:p>179,988</text:p>
          </table:table-cell>
          <table:table-cell table:style-name="ce3" office:value-type="float" office:value="62932" calcext:value-type="float">
            <text:p>62,932</text:p>
          </table:table-cell>
          <table:table-cell table:style-name="ce3" office:value-type="float" office:value="242920" calcext:value-type="float">
            <text:p>242,920</text:p>
          </table:table-cell>
          <table:table-cell table:style-name="ce4" office:value-type="string" calcext:value-type="string">
            <text:p>74.0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68" calcext:value-type="float">
            <text:p>4,86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963" calcext:value-type="float">
            <text:p>4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3" calcext:value-type="float">
            <text:p>4,963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6702" calcext:value-type="float">
            <text:p>6,702</text:p>
          </table:table-cell>
          <table:table-cell table:style-name="ce4" office:value-type="string" calcext:value-type="string">
            <text:p>74.0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00" calcext:value-type="float">
            <text:p>4,00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079" calcext:value-type="float">
            <text:p>4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9" calcext:value-type="float">
            <text:p>4,079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5462" calcext:value-type="float">
            <text:p>5,462</text:p>
          </table:table-cell>
          <table:table-cell table:style-name="ce4" office:value-type="string" calcext:value-type="string">
            <text:p>74.6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090" calcext:value-type="float">
            <text:p>2,090</text:p>
          </table:table-cell>
          <table:table-cell table:style-name="ce4" office:value-type="string" calcext:value-type="string">
            <text:p>74.0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34" calcext:value-type="float">
            <text:p>1,8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493" calcext:value-type="float">
            <text:p>4,493</text:p>
          </table:table-cell>
          <table:table-cell table:style-name="ce4" office:value-type="string" calcext:value-type="string">
            <text:p>74.1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46" calcext:value-type="float">
            <text:p>3,0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86" calcext:value-type="float">
            <text:p>5,98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100" calcext:value-type="float">
            <text:p>6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0" calcext:value-type="float">
            <text:p>6,10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9202" calcext:value-type="float">
            <text:p>9,202</text:p>
          </table:table-cell>
          <table:table-cell table:style-name="ce4" office:value-type="string" calcext:value-type="string">
            <text:p>66.2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530" calcext:value-type="float">
            <text:p>3,5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7" calcext:value-type="float">
            <text:p>6,9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075" calcext:value-type="float">
            <text:p>7,0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76" calcext:value-type="float">
            <text:p>7,076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9312" calcext:value-type="float">
            <text:p>9,312</text:p>
          </table:table-cell>
          <table:table-cell table:style-name="ce4" office:value-type="string" calcext:value-type="string">
            <text:p>75.9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6.0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水景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877" calcext:value-type="float">
            <text:p>4,8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284" calcext:value-type="float">
            <text:p>4,2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49" calcext:value-type="float">
            <text:p>9,84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0041" calcext:value-type="float">
            <text:p>10,0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43" calcext:value-type="float">
            <text:p>10,043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3320" calcext:value-type="float">
            <text:p>13,320</text:p>
          </table:table-cell>
          <table:table-cell table:style-name="ce4" office:value-type="string" calcext:value-type="string">
            <text:p>75.3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09" calcext:value-type="float">
            <text:p>4,70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810" calcext:value-type="float">
            <text:p>4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0" calcext:value-type="float">
            <text:p>4,810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6501" calcext:value-type="float">
            <text:p>6,501</text:p>
          </table:table-cell>
          <table:table-cell table:style-name="ce4" office:value-type="string" calcext:value-type="string">
            <text:p>73.9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北屯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9" calcext:value-type="float">
            <text:p>2,40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290" calcext:value-type="float">
            <text:p>3,290</text:p>
          </table:table-cell>
          <table:table-cell table:style-name="ce4" office:value-type="string" calcext:value-type="string">
            <text:p>73.2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北京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989" calcext:value-type="float">
            <text:p>2,989</text:p>
          </table:table-cell>
          <table:table-cell table:style-name="ce4" office:value-type="string" calcext:value-type="string">
            <text:p>74.0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134" calcext:value-type="float">
            <text:p>3,134</text:p>
          </table:table-cell>
          <table:table-cell table:style-name="ce4" office:value-type="string" calcext:value-type="string">
            <text:p>74.3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四民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41" calcext:value-type="float">
            <text:p>2,141</text:p>
          </table:table-cell>
          <table:table-cell table:style-name="ce4" office:value-type="string" calcext:value-type="string">
            <text:p>76.6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心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04" calcext:value-type="float">
            <text:p>3,30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610" calcext:value-type="float">
            <text:p>4,610</text:p>
          </table:table-cell>
          <table:table-cell table:style-name="ce4" office:value-type="string" calcext:value-type="string">
            <text:p>73.2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田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02" calcext:value-type="float">
            <text:p>3,90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989" calcext:value-type="float">
            <text:p>3,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5477" calcext:value-type="float">
            <text:p>5,477</text:p>
          </table:table-cell>
          <table:table-cell table:style-name="ce4" office:value-type="string" calcext:value-type="string">
            <text:p>72.8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2" calcext:value-type="float">
            <text:p>3,6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5085" calcext:value-type="float">
            <text:p>5,085</text:p>
          </table:table-cell>
          <table:table-cell table:style-name="ce4" office:value-type="string" calcext:value-type="string">
            <text:p>73.9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84" calcext:value-type="float">
            <text:p>3,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4" calcext:value-type="float">
            <text:p>3,684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989" calcext:value-type="float">
            <text:p>4,989</text:p>
          </table:table-cell>
          <table:table-cell table:style-name="ce4" office:value-type="string" calcext:value-type="string">
            <text:p>73.8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259" calcext:value-type="float">
            <text:p>4,259</text:p>
          </table:table-cell>
          <table:table-cell table:style-name="ce4" office:value-type="string" calcext:value-type="string">
            <text:p>72.9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406" calcext:value-type="float">
            <text:p>3,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08" calcext:value-type="float">
            <text:p>3,408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657" calcext:value-type="float">
            <text:p>4,657</text:p>
          </table:table-cell>
          <table:table-cell table:style-name="ce4" office:value-type="string" calcext:value-type="string">
            <text:p>73.1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順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028" calcext:value-type="float">
            <text:p>3,028</text:p>
          </table:table-cell>
          <table:table-cell table:style-name="ce4" office:value-type="string" calcext:value-type="string">
            <text:p>71.9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福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395" calcext:value-type="float">
            <text:p>3,395</text:p>
          </table:table-cell>
          <table:table-cell table:style-name="ce4" office:value-type="string" calcext:value-type="string">
            <text:p>74.8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德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7" calcext:value-type="float">
            <text:p>4,2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375" calcext:value-type="float">
            <text:p>4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5" calcext:value-type="float">
            <text:p>4,375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6005" calcext:value-type="float">
            <text:p>6,005</text:p>
          </table:table-cell>
          <table:table-cell table:style-name="ce4" office:value-type="string" calcext:value-type="string">
            <text:p>72.8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767" calcext:value-type="float">
            <text:p>4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7" calcext:value-type="float">
            <text:p>4,767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6505" calcext:value-type="float">
            <text:p>6,505</text:p>
          </table:table-cell>
          <table:table-cell table:style-name="ce4" office:value-type="string" calcext:value-type="string">
            <text:p>73.2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0.9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1.8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1" calcext:value-type="float">
            <text:p>3,86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5198" calcext:value-type="float">
            <text:p>5,198</text:p>
          </table:table-cell>
          <table:table-cell table:style-name="ce4" office:value-type="string" calcext:value-type="string">
            <text:p>76.1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后庄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17" calcext:value-type="float">
            <text:p>7,11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278" calcext:value-type="float">
            <text:p>7,2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79" calcext:value-type="float">
            <text:p>7,279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9616" calcext:value-type="float">
            <text:p>9,616</text:p>
          </table:table-cell>
          <table:table-cell table:style-name="ce4" office:value-type="string" calcext:value-type="string">
            <text:p>75.6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189" calcext:value-type="float">
            <text:p>4,1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40" calcext:value-type="float">
            <text:p>8,3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520" calcext:value-type="float">
            <text:p>8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0" calcext:value-type="float">
            <text:p>8,520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11392" calcext:value-type="float">
            <text:p>11,392</text:p>
          </table:table-cell>
          <table:table-cell table:style-name="ce4" office:value-type="string" calcext:value-type="string">
            <text:p>74.7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忠平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684" calcext:value-type="float">
            <text:p>3,684</text:p>
          </table:table-cell>
          <table:table-cell table:style-name="ce4" office:value-type="string" calcext:value-type="string">
            <text:p>75.4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70" calcext:value-type="float">
            <text:p>1,970</text:p>
          </table:table-cell>
          <table:table-cell table:style-name="ce4" office:value-type="string" calcext:value-type="string">
            <text:p>75.4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48" calcext:value-type="float">
            <text:p>3,14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434" calcext:value-type="float">
            <text:p>4,434</text:p>
          </table:table-cell>
          <table:table-cell table:style-name="ce4" office:value-type="string" calcext:value-type="string">
            <text:p>72.4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4" calcext:value-type="float">
            <text:p>3,40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672" calcext:value-type="float">
            <text:p>4,672</text:p>
          </table:table-cell>
          <table:table-cell table:style-name="ce4" office:value-type="string" calcext:value-type="string">
            <text:p>74.3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松竹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484" calcext:value-type="float">
            <text:p>3,4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68" calcext:value-type="float">
            <text:p>6,36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8661" calcext:value-type="float">
            <text:p>8,661</text:p>
          </table:table-cell>
          <table:table-cell table:style-name="ce4" office:value-type="string" calcext:value-type="string">
            <text:p>75.0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松和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95" calcext:value-type="float">
            <text:p>4,49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610" calcext:value-type="float">
            <text:p>4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0" calcext:value-type="float">
            <text:p>4,610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6414" calcext:value-type="float">
            <text:p>6,414</text:p>
          </table:table-cell>
          <table:table-cell table:style-name="ce4" office:value-type="string" calcext:value-type="string">
            <text:p>71.8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松勇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59" calcext:value-type="float">
            <text:p>3,65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740" calcext:value-type="float">
            <text:p>3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0" calcext:value-type="float">
            <text:p>3,74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889" calcext:value-type="float">
            <text:p>4,889</text:p>
          </table:table-cell>
          <table:table-cell table:style-name="ce4" office:value-type="string" calcext:value-type="string">
            <text:p>76.5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松茂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5029" calcext:value-type="float">
            <text:p>5,029</text:p>
          </table:table-cell>
          <table:table-cell table:style-name="ce4" office:value-type="string" calcext:value-type="string">
            <text:p>73.8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松強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03" calcext:value-type="float">
            <text:p>4,80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903" calcext:value-type="float">
            <text:p>4,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3" calcext:value-type="float">
            <text:p>4,903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6597" calcext:value-type="float">
            <text:p>6,597</text:p>
          </table:table-cell>
          <table:table-cell table:style-name="ce4" office:value-type="string" calcext:value-type="string">
            <text:p>74.3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421" calcext:value-type="float">
            <text:p>4,4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058" calcext:value-type="float">
            <text:p>4,0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107" calcext:value-type="float">
            <text:p>9,10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297" calcext:value-type="float">
            <text:p>9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7" calcext:value-type="float">
            <text:p>9,297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12170" calcext:value-type="float">
            <text:p>12,170</text:p>
          </table:table-cell>
          <table:table-cell table:style-name="ce4" office:value-type="string" calcext:value-type="string">
            <text:p>76.3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陳平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9" calcext:value-type="float">
            <text:p>3,25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37" calcext:value-type="float">
            <text:p>3,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7" calcext:value-type="float">
            <text:p>3,33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501" calcext:value-type="float">
            <text:p>4,501</text:p>
          </table:table-cell>
          <table:table-cell table:style-name="ce4" office:value-type="string" calcext:value-type="string">
            <text:p>74.1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新平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115" calcext:value-type="float">
            <text:p>4,115</text:p>
          </table:table-cell>
          <table:table-cell table:style-name="ce4" office:value-type="string" calcext:value-type="string">
            <text:p>70.8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910" calcext:value-type="float">
            <text:p>6,9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980" calcext:value-type="float">
            <text:p>4,9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911" calcext:value-type="float">
            <text:p>12,91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3217" calcext:value-type="float">
            <text:p>13,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18" calcext:value-type="float">
            <text:p>13,218</text:p>
          </table:table-cell>
          <table:table-cell table:style-name="ce3" office:value-type="float" office:value="4672" calcext:value-type="float">
            <text:p>4,672</text:p>
          </table:table-cell>
          <table:table-cell table:style-name="ce3" office:value-type="float" office:value="17890" calcext:value-type="float">
            <text:p>17,890</text:p>
          </table:table-cell>
          <table:table-cell table:style-name="ce4" office:value-type="string" calcext:value-type="string">
            <text:p>73.8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463" calcext:value-type="float">
            <text:p>4,46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76" calcext:value-type="float">
            <text:p>8,97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157" calcext:value-type="float">
            <text:p>9,1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181" calcext:value-type="float">
            <text:p>9,181</text:p>
          </table:table-cell>
          <table:table-cell table:style-name="ce3" office:value-type="float" office:value="2936" calcext:value-type="float">
            <text:p>2,936</text:p>
          </table:table-cell>
          <table:table-cell table:style-name="ce3" office:value-type="float" office:value="12117" calcext:value-type="float">
            <text:p>12,117</text:p>
          </table:table-cell>
          <table:table-cell table:style-name="ce4" office:value-type="string" calcext:value-type="string">
            <text:p>75.5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43328" calcext:value-type="float">
            <text:p>43,32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5267" calcext:value-type="float">
            <text:p>35,26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85201" calcext:value-type="float">
            <text:p>85,201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87265" calcext:value-type="float">
            <text:p>87,2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273" calcext:value-type="float">
            <text:p>87,273</text:p>
          </table:table-cell>
          <table:table-cell table:style-name="ce3" office:value-type="float" office:value="33032" calcext:value-type="float">
            <text:p>33,032</text:p>
          </table:table-cell>
          <table:table-cell table:style-name="ce3" office:value-type="float" office:value="120305" calcext:value-type="float">
            <text:p>120,305</text:p>
          </table:table-cell>
          <table:table-cell table:style-name="ce4" office:value-type="string" calcext:value-type="string">
            <text:p>72.5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2.0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69.1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光大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67" calcext:value-type="float">
            <text:p>1,967</text:p>
          </table:table-cell>
          <table:table-cell table:style-name="ce4" office:value-type="string" calcext:value-type="string">
            <text:p>70.5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文莊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109" calcext:value-type="float">
            <text:p>3,109</text:p>
          </table:table-cell>
          <table:table-cell table:style-name="ce4" office:value-type="string" calcext:value-type="string">
            <text:p>73.7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031" calcext:value-type="float">
            <text:p>2,031</text:p>
          </table:table-cell>
          <table:table-cell table:style-name="ce4" office:value-type="string" calcext:value-type="string">
            <text:p>68.2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0.2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錦平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04" calcext:value-type="float">
            <text:p>1,804</text:p>
          </table:table-cell>
          <table:table-cell table:style-name="ce4" office:value-type="string" calcext:value-type="string">
            <text:p>69.9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1.0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1.1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樂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381" calcext:value-type="float">
            <text:p>2,381</text:p>
          </table:table-cell>
          <table:table-cell table:style-name="ce4" office:value-type="string" calcext:value-type="string">
            <text:p>71.1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錦村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943" calcext:value-type="float">
            <text:p>2,943</text:p>
          </table:table-cell>
          <table:table-cell table:style-name="ce4" office:value-type="string" calcext:value-type="string">
            <text:p>77.3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10" calcext:value-type="float">
            <text:p>3,81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5393" calcext:value-type="float">
            <text:p>5,393</text:p>
          </table:table-cell>
          <table:table-cell table:style-name="ce4" office:value-type="string" calcext:value-type="string">
            <text:p>72.5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86" calcext:value-type="float">
            <text:p>1,186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067" calcext:value-type="float">
            <text:p>3,067</text:p>
          </table:table-cell>
          <table:table-cell table:style-name="ce4" office:value-type="string" calcext:value-type="string">
            <text:p>75.3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錦洲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127" calcext:value-type="float">
            <text:p>3,127</text:p>
          </table:table-cell>
          <table:table-cell table:style-name="ce4" office:value-type="string" calcext:value-type="string">
            <text:p>73.2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錦祥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69" calcext:value-type="float">
            <text:p>3,46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4914" calcext:value-type="float">
            <text:p>4,914</text:p>
          </table:table-cell>
          <table:table-cell table:style-name="ce4" office:value-type="string" calcext:value-type="string">
            <text:p>72.6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559" calcext:value-type="float">
            <text:p>2,559</text:p>
          </table:table-cell>
          <table:table-cell table:style-name="ce4" office:value-type="string" calcext:value-type="string">
            <text:p>74.56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238" calcext:value-type="float">
            <text:p>4,238</text:p>
          </table:table-cell>
          <table:table-cell table:style-name="ce4" office:value-type="string" calcext:value-type="string">
            <text:p>71.35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邱厝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2" calcext:value-type="float">
            <text:p>1,52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72.5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191" calcext:value-type="float">
            <text:p>5,191</text:p>
          </table:table-cell>
          <table:table-cell table:style-name="ce4" office:value-type="string" calcext:value-type="string">
            <text:p>73.6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49" calcext:value-type="float">
            <text:p>2,84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972" calcext:value-type="float">
            <text:p>3,972</text:p>
          </table:table-cell>
          <table:table-cell table:style-name="ce4" office:value-type="string" calcext:value-type="string">
            <text:p>73.5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286" calcext:value-type="float">
            <text:p>3,286</text:p>
          </table:table-cell>
          <table:table-cell table:style-name="ce4" office:value-type="string" calcext:value-type="string">
            <text:p>71.6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賴厝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4873" calcext:value-type="float">
            <text:p>4,873</text:p>
          </table:table-cell>
          <table:table-cell table:style-name="ce4" office:value-type="string" calcext:value-type="string">
            <text:p>59.9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賴福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6" calcext:value-type="float">
            <text:p>2,8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733" calcext:value-type="float">
            <text:p>3,733</text:p>
          </table:table-cell>
          <table:table-cell table:style-name="ce4" office:value-type="string" calcext:value-type="string">
            <text:p>76.5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賴興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712" calcext:value-type="float">
            <text:p>2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2" calcext:value-type="float">
            <text:p>2,71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640" calcext:value-type="float">
            <text:p>3,640</text:p>
          </table:table-cell>
          <table:table-cell table:style-name="ce4" office:value-type="string" calcext:value-type="string">
            <text:p>74.5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賴旺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83" calcext:value-type="float">
            <text:p>2,78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52" calcext:value-type="float">
            <text:p>2,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2" calcext:value-type="float">
            <text:p>2,852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038" calcext:value-type="float">
            <text:p>4,038</text:p>
          </table:table-cell>
          <table:table-cell table:style-name="ce4" office:value-type="string" calcext:value-type="string">
            <text:p>70.6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賴明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578" calcext:value-type="float">
            <text:p>2,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567" calcext:value-type="float">
            <text:p>3,567</text:p>
          </table:table-cell>
          <table:table-cell table:style-name="ce4" office:value-type="string" calcext:value-type="string">
            <text:p>72.27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梅川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115" calcext:value-type="float">
            <text:p>3,115</text:p>
          </table:table-cell>
          <table:table-cell table:style-name="ce4" office:value-type="string" calcext:value-type="string">
            <text:p>74.22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賴村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136" calcext:value-type="float">
            <text:p>4,136</text:p>
          </table:table-cell>
          <table:table-cell table:style-name="ce4" office:value-type="string" calcext:value-type="string">
            <text:p>72.9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育德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466" calcext:value-type="float">
            <text:p>3,466</text:p>
          </table:table-cell>
          <table:table-cell table:style-name="ce4" office:value-type="string" calcext:value-type="string">
            <text:p>72.8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淡溝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6" calcext:value-type="float">
            <text:p>3,54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625" calcext:value-type="float">
            <text:p>3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5" calcext:value-type="float">
            <text:p>3,625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886" calcext:value-type="float">
            <text:p>4,886</text:p>
          </table:table-cell>
          <table:table-cell table:style-name="ce4" office:value-type="string" calcext:value-type="string">
            <text:p>74.19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02" calcext:value-type="float">
            <text:p>4,60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731" calcext:value-type="float">
            <text:p>4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1" calcext:value-type="float">
            <text:p>4,731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6314" calcext:value-type="float">
            <text:p>6,314</text:p>
          </table:table-cell>
          <table:table-cell table:style-name="ce4" office:value-type="string" calcext:value-type="string">
            <text:p>74.9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2" calcext:value-type="float">
            <text:p>3,68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028" calcext:value-type="float">
            <text:p>5,028</text:p>
          </table:table-cell>
          <table:table-cell table:style-name="ce4" office:value-type="string" calcext:value-type="string">
            <text:p>75.28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明新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65" calcext:value-type="float">
            <text:p>2,565</text:p>
          </table:table-cell>
          <table:table-cell table:style-name="ce4" office:value-type="string" calcext:value-type="string">
            <text:p>74.04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70" calcext:value-type="float">
            <text:p>4,07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157" calcext:value-type="float">
            <text:p>4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7" calcext:value-type="float">
            <text:p>4,157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5708" calcext:value-type="float">
            <text:p>5,708</text:p>
          </table:table-cell>
          <table:table-cell table:style-name="ce4" office:value-type="string" calcext:value-type="string">
            <text:p>72.83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612" calcext:value-type="float">
            <text:p>3,612</text:p>
          </table:table-cell>
          <table:table-cell table:style-name="ce4" office:value-type="string" calcext:value-type="string">
            <text:p>70.6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string" calcext:value-type="string">
            <text:p>中達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484" calcext:value-type="float">
            <text:p>2,484</text:p>
          </table:table-cell>
          <table:table-cell table:style-name="ce4" office:value-type="string" calcext:value-type="string">
            <text:p>73.43</text:p>
          </table:table-cell>
          <table:table-cell table:number-columns-repeated="100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第6選舉區" table:style-name="ta6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臺中市第6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羅廷瑋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紀文清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賀姿華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江肇國</text:p>
            <text:p>民主進步黨</text:p>
          </table:table-cell>
          <table:table-cell table:style-name="ce1" office:value-type="string" calcext:value-type="string" table:number-columns-spanned="1" table:number-rows-spanned="3">
            <text:p>(5)</text:p>
            <text:p>黃千庭</text:p>
            <text:p>中華統一促進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3630" calcext:value-type="float">
            <text:p>103,630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88674" calcext:value-type="float">
            <text:p>88,674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198899" calcext:value-type="float">
            <text:p>198,899</text:p>
          </table:table-cell>
          <table:table-cell table:style-name="ce3" office:value-type="float" office:value="4191" calcext:value-type="float">
            <text:p>4,191</text:p>
          </table:table-cell>
          <table:table-cell table:style-name="ce3" office:value-type="float" office:value="203090" calcext:value-type="float">
            <text:p>203,0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3103" calcext:value-type="float">
            <text:p>203,103</text:p>
          </table:table-cell>
          <table:table-cell table:style-name="ce3" office:value-type="float" office:value="70264" calcext:value-type="float">
            <text:p>70,264</text:p>
          </table:table-cell>
          <table:table-cell table:style-name="ce3" office:value-type="float" office:value="273367" calcext:value-type="float">
            <text:p>273,367</text:p>
          </table:table-cell>
          <table:table-cell table:style-name="ce4" office:value-type="string" calcext:value-type="string">
            <text:p>74.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31452" calcext:value-type="float">
            <text:p>31,45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3014" calcext:value-type="float">
            <text:p>33,01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6774" calcext:value-type="float">
            <text:p>66,774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68176" calcext:value-type="float">
            <text:p>68,1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180" calcext:value-type="float">
            <text:p>68,180</text:p>
          </table:table-cell>
          <table:table-cell table:style-name="ce3" office:value-type="float" office:value="23632" calcext:value-type="float">
            <text:p>23,632</text:p>
          </table:table-cell>
          <table:table-cell table:style-name="ce3" office:value-type="float" office:value="91812" calcext:value-type="float">
            <text:p>91,812</text:p>
          </table:table-cell>
          <table:table-cell table:style-name="ce4" office:value-type="string" calcext:value-type="string">
            <text:p>74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554" calcext:value-type="float">
            <text:p>55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2294" calcext:value-type="float">
            <text:p>2,294</text:p>
          </table:table-cell>
          <table:table-cell table:style-name="ce4" office:value-type="string" calcext:value-type="string">
            <text:p>53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利民里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4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53" calcext:value-type="float">
            <text:p>1,653</text:p>
          </table:table-cell>
          <table:table-cell table:style-name="ce4" office:value-type="string" calcext:value-type="string">
            <text:p>74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民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2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739" calcext:value-type="float">
            <text:p>1,739</text:p>
          </table:table-cell>
          <table:table-cell table:style-name="ce4" office:value-type="string" calcext:value-type="string">
            <text:p>71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795" calcext:value-type="float">
            <text:p>795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109" calcext:value-type="float">
            <text:p>2,109</text:p>
          </table:table-cell>
          <table:table-cell table:style-name="ce4" office:value-type="string" calcext:value-type="string">
            <text:p>77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民里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33" calcext:value-type="float">
            <text:p>3,43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670" calcext:value-type="float">
            <text:p>4,670</text:p>
          </table:table-cell>
          <table:table-cell table:style-name="ce4" office:value-type="string" calcext:value-type="string">
            <text:p>74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藍興里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6" calcext:value-type="float">
            <text:p>3,026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836" calcext:value-type="float">
            <text:p>3,836</text:p>
          </table:table-cell>
          <table:table-cell table:style-name="ce4" office:value-type="string" calcext:value-type="string">
            <text:p>7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30" calcext:value-type="float">
            <text:p>3,93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5391" calcext:value-type="float">
            <text:p>5,391</text:p>
          </table:table-cell>
          <table:table-cell table:style-name="ce4" office:value-type="string" calcext:value-type="string">
            <text:p>74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龍里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679" calcext:value-type="float">
            <text:p>2,679</text:p>
          </table:table-cell>
          <table:table-cell table:style-name="ce4" office:value-type="string" calcext:value-type="string">
            <text:p>74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吉龍里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71" calcext:value-type="float">
            <text:p>4,57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665" calcext:value-type="float">
            <text:p>4,6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66" calcext:value-type="float">
            <text:p>4,666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6235" calcext:value-type="float">
            <text:p>6,235</text:p>
          </table:table-cell>
          <table:table-cell table:style-name="ce4" office:value-type="string" calcext:value-type="string">
            <text:p>74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059" calcext:value-type="float">
            <text:p>4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9" calcext:value-type="float">
            <text:p>4,059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421" calcext:value-type="float">
            <text:p>5,421</text:p>
          </table:table-cell>
          <table:table-cell table:style-name="ce4" office:value-type="string" calcext:value-type="string">
            <text:p>74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4201" calcext:value-type="float">
            <text:p>4,201</text:p>
          </table:table-cell>
          <table:table-cell table:style-name="ce4" office:value-type="string" calcext:value-type="string">
            <text:p>79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龍里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432" calcext:value-type="float">
            <text:p>3,432</text:p>
          </table:table-cell>
          <table:table-cell table:style-name="ce4" office:value-type="string" calcext:value-type="string">
            <text:p>73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龍里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170" calcext:value-type="float">
            <text:p>2,170</text:p>
          </table:table-cell>
          <table:table-cell table:style-name="ce4" office:value-type="string" calcext:value-type="string">
            <text:p>71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龍里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243" calcext:value-type="float">
            <text:p>3,243</text:p>
          </table:table-cell>
          <table:table-cell table:style-name="ce4" office:value-type="string" calcext:value-type="string">
            <text:p>73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双龍里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614" calcext:value-type="float">
            <text:p>2,614</text:p>
          </table:table-cell>
          <table:table-cell table:style-name="ce4" office:value-type="string" calcext:value-type="string">
            <text:p>72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昇平里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43" calcext:value-type="float">
            <text:p>3,94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024" calcext:value-type="float">
            <text:p>4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4" calcext:value-type="float">
            <text:p>4,024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430" calcext:value-type="float">
            <text:p>5,430</text:p>
          </table:table-cell>
          <table:table-cell table:style-name="ce4" office:value-type="string" calcext:value-type="string">
            <text:p>74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426" calcext:value-type="float">
            <text:p>3,426</text:p>
          </table:table-cell>
          <table:table-cell table:style-name="ce4" office:value-type="string" calcext:value-type="string">
            <text:p>75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益里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612" calcext:value-type="float">
            <text:p>2,612</text:p>
          </table:table-cell>
          <table:table-cell table:style-name="ce4" office:value-type="string" calcext:value-type="string">
            <text:p>75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德里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128" calcext:value-type="float">
            <text:p>4,128</text:p>
          </table:table-cell>
          <table:table-cell table:style-name="ce4" office:value-type="string" calcext:value-type="string">
            <text:p>75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2209" calcext:value-type="float">
            <text:p>2,20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585" calcext:value-type="float">
            <text:p>4,58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693" calcext:value-type="float">
            <text:p>4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3" calcext:value-type="float">
            <text:p>4,693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6150" calcext:value-type="float">
            <text:p>6,150</text:p>
          </table:table-cell>
          <table:table-cell table:style-name="ce4" office:value-type="string" calcext:value-type="string">
            <text:p>76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平里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484" calcext:value-type="float">
            <text:p>3,484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873" calcext:value-type="float">
            <text:p>4,873</text:p>
          </table:table-cell>
          <table:table-cell table:style-name="ce4" office:value-type="string" calcext:value-type="string">
            <text:p>73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明里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54" calcext:value-type="float">
            <text:p>3,95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037" calcext:value-type="float">
            <text:p>4,0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38" calcext:value-type="float">
            <text:p>4,038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5548" calcext:value-type="float">
            <text:p>5,548</text:p>
          </table:table-cell>
          <table:table-cell table:style-name="ce4" office:value-type="string" calcext:value-type="string">
            <text:p>72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63" calcext:value-type="float">
            <text:p>3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3" calcext:value-type="float">
            <text:p>3,963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371" calcext:value-type="float">
            <text:p>5,371</text:p>
          </table:table-cell>
          <table:table-cell table:style-name="ce4" office:value-type="string" calcext:value-type="string">
            <text:p>73.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中區</text:p>
          </table:table-cell>
          <table:table-cell table:style-name="ce2"/>
          <table:table-cell table:style-name="ce3" office:value-type="float" office:value="4209" calcext:value-type="float">
            <text:p>4,20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06" calcext:value-type="float">
            <text:p>4,6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180" calcext:value-type="float">
            <text:p>9,18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394" calcext:value-type="float">
            <text:p>9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4" calcext:value-type="float">
            <text:p>9,394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13677" calcext:value-type="float">
            <text:p>13,677</text:p>
          </table:table-cell>
          <table:table-cell table:style-name="ce4" office:value-type="string" calcext:value-type="string">
            <text:p>68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1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繼光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69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8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0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墩里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858" calcext:value-type="float">
            <text:p>1,858</text:p>
          </table:table-cell>
          <table:table-cell table:style-name="ce4" office:value-type="string" calcext:value-type="string">
            <text:p>69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柳川里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813" calcext:value-type="float">
            <text:p>1,813</text:p>
          </table:table-cell>
          <table:table-cell table:style-name="ce4" office:value-type="string" calcext:value-type="string">
            <text:p>62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94" calcext:value-type="float">
            <text:p>2,194</text:p>
          </table:table-cell>
          <table:table-cell table:style-name="ce4" office:value-type="string" calcext:value-type="string">
            <text:p>70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597" calcext:value-type="float">
            <text:p>597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67.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24782" calcext:value-type="float">
            <text:p>24,78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0121" calcext:value-type="float">
            <text:p>20,12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6443" calcext:value-type="float">
            <text:p>46,44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7461" calcext:value-type="float">
            <text:p>47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61" calcext:value-type="float">
            <text:p>47,461</text:p>
          </table:table-cell>
          <table:table-cell table:style-name="ce3" office:value-type="float" office:value="16468" calcext:value-type="float">
            <text:p>16,468</text:p>
          </table:table-cell>
          <table:table-cell table:style-name="ce3" office:value-type="float" office:value="63929" calcext:value-type="float">
            <text:p>63,929</text:p>
          </table:table-cell>
          <table:table-cell table:style-name="ce4" office:value-type="string" calcext:value-type="string">
            <text:p>74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2857" calcext:value-type="float">
            <text:p>2,857</text:p>
          </table:table-cell>
          <table:table-cell table:style-name="ce4" office:value-type="string" calcext:value-type="string">
            <text:p>63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08" calcext:value-type="float">
            <text:p>2,908</text:p>
          </table:table-cell>
          <table:table-cell table:style-name="ce4" office:value-type="string" calcext:value-type="string">
            <text:p>74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576" calcext:value-type="float">
            <text:p>3,576</text:p>
          </table:table-cell>
          <table:table-cell table:style-name="ce4" office:value-type="string" calcext:value-type="string">
            <text:p>75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717" calcext:value-type="float">
            <text:p>2,717</text:p>
          </table:table-cell>
          <table:table-cell table:style-name="ce4" office:value-type="string" calcext:value-type="string">
            <text:p>76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2027" calcext:value-type="float">
            <text:p>2,027</text:p>
          </table:table-cell>
          <table:table-cell table:style-name="ce4" office:value-type="string" calcext:value-type="string">
            <text:p>75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75" calcext:value-type="float">
            <text:p>2,075</text:p>
          </table:table-cell>
          <table:table-cell table:style-name="ce4" office:value-type="string" calcext:value-type="string">
            <text:p>76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旱溪里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93" calcext:value-type="float">
            <text:p>2,393</text:p>
          </table:table-cell>
          <table:table-cell table:style-name="ce4" office:value-type="string" calcext:value-type="string">
            <text:p>75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樂成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07" calcext:value-type="float">
            <text:p>2,307</text:p>
          </table:table-cell>
          <table:table-cell table:style-name="ce4" office:value-type="string" calcext:value-type="string">
            <text:p>72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2682" calcext:value-type="float">
            <text:p>2,6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00" calcext:value-type="float">
            <text:p>2,40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250" calcext:value-type="float">
            <text:p>5,25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355" calcext:value-type="float">
            <text:p>5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5" calcext:value-type="float">
            <text:p>5,355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6955" calcext:value-type="float">
            <text:p>6,955</text:p>
          </table:table-cell>
          <table:table-cell table:style-name="ce4" office:value-type="string" calcext:value-type="string">
            <text:p>76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十甲里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71" calcext:value-type="float">
            <text:p>3,47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784" calcext:value-type="float">
            <text:p>4,784</text:p>
          </table:table-cell>
          <table:table-cell table:style-name="ce4" office:value-type="string" calcext:value-type="string">
            <text:p>74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英里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41" calcext:value-type="float">
            <text:p>5,54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634" calcext:value-type="float">
            <text:p>5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4" calcext:value-type="float">
            <text:p>5,634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7363" calcext:value-type="float">
            <text:p>7,363</text:p>
          </table:table-cell>
          <table:table-cell table:style-name="ce4" office:value-type="string" calcext:value-type="string">
            <text:p>76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614" calcext:value-type="float">
            <text:p>3,614</text:p>
          </table:table-cell>
          <table:table-cell table:style-name="ce4" office:value-type="string" calcext:value-type="string">
            <text:p>73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493" calcext:value-type="float">
            <text:p>2,493</text:p>
          </table:table-cell>
          <table:table-cell table:style-name="ce4" office:value-type="string" calcext:value-type="string">
            <text:p>70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810" calcext:value-type="float">
            <text:p>3,810</text:p>
          </table:table-cell>
          <table:table-cell table:style-name="ce4" office:value-type="string" calcext:value-type="string">
            <text:p>7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仁里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847" calcext:value-type="float">
            <text:p>3,847</text:p>
          </table:table-cell>
          <table:table-cell table:style-name="ce4" office:value-type="string" calcext:value-type="string">
            <text:p>71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70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3247" calcext:value-type="float">
            <text:p>3,2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919" calcext:value-type="float">
            <text:p>2,91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390" calcext:value-type="float">
            <text:p>6,39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511" calcext:value-type="float">
            <text:p>6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1" calcext:value-type="float">
            <text:p>6,511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8569" calcext:value-type="float">
            <text:p>8,569</text:p>
          </table:table-cell>
          <table:table-cell table:style-name="ce4" office:value-type="string" calcext:value-type="string">
            <text:p>75.9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43187" calcext:value-type="float">
            <text:p>43,18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30933" calcext:value-type="float">
            <text:p>30,93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6502" calcext:value-type="float">
            <text:p>76,502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78059" calcext:value-type="float">
            <text:p>78,0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068" calcext:value-type="float">
            <text:p>78,068</text:p>
          </table:table-cell>
          <table:table-cell table:style-name="ce3" office:value-type="float" office:value="25881" calcext:value-type="float">
            <text:p>25,881</text:p>
          </table:table-cell>
          <table:table-cell table:style-name="ce3" office:value-type="float" office:value="103949" calcext:value-type="float">
            <text:p>103,949</text:p>
          </table:table-cell>
          <table:table-cell table:style-name="ce4" office:value-type="string" calcext:value-type="string">
            <text:p>75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71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77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409" calcext:value-type="float">
            <text:p>3,409</text:p>
          </table:table-cell>
          <table:table-cell table:style-name="ce4" office:value-type="string" calcext:value-type="string">
            <text:p>74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45" calcext:value-type="float">
            <text:p>2,64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632" calcext:value-type="float">
            <text:p>3,632</text:p>
          </table:table-cell>
          <table:table-cell table:style-name="ce4" office:value-type="string" calcext:value-type="string">
            <text:p>74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399" calcext:value-type="float">
            <text:p>3,399</text:p>
          </table:table-cell>
          <table:table-cell table:style-name="ce4" office:value-type="string" calcext:value-type="string">
            <text:p>76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773" calcext:value-type="float">
            <text:p>2,773</text:p>
          </table:table-cell>
          <table:table-cell table:style-name="ce4" office:value-type="string" calcext:value-type="string">
            <text:p>75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積善里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440" calcext:value-type="float">
            <text:p>2,440</text:p>
          </table:table-cell>
          <table:table-cell table:style-name="ce4" office:value-type="string" calcext:value-type="string">
            <text:p>75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江川里</text:p>
          </table:table-cell>
          <table:table-cell table:style-name="ce3" office:value-type="float" office:value="1028" calcext:value-type="float">
            <text:p>1,028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640" calcext:value-type="float">
            <text:p>2,640</text:p>
          </table:table-cell>
          <table:table-cell table:style-name="ce4" office:value-type="string" calcext:value-type="string">
            <text:p>76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404" calcext:value-type="float">
            <text:p>3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4" calcext:value-type="float">
            <text:p>3,404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567" calcext:value-type="float">
            <text:p>4,567</text:p>
          </table:table-cell>
          <table:table-cell table:style-name="ce4" office:value-type="string" calcext:value-type="string">
            <text:p>74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684" calcext:value-type="float">
            <text:p>3,684</text:p>
          </table:table-cell>
          <table:table-cell table:style-name="ce4" office:value-type="string" calcext:value-type="string">
            <text:p>75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平里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5118" calcext:value-type="float">
            <text:p>5,118</text:p>
          </table:table-cell>
          <table:table-cell table:style-name="ce4" office:value-type="string" calcext:value-type="string">
            <text:p>74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45" calcext:value-type="float">
            <text:p>4,04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125" calcext:value-type="float">
            <text:p>4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5" calcext:value-type="float">
            <text:p>4,125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5515" calcext:value-type="float">
            <text:p>5,515</text:p>
          </table:table-cell>
          <table:table-cell table:style-name="ce4" office:value-type="string" calcext:value-type="string">
            <text:p>74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86" calcext:value-type="float">
            <text:p>2,9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7" calcext:value-type="float">
            <text:p>2,987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139" calcext:value-type="float">
            <text:p>4,139</text:p>
          </table:table-cell>
          <table:table-cell table:style-name="ce4" office:value-type="string" calcext:value-type="string">
            <text:p>72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345" calcext:value-type="float">
            <text:p>3,345</text:p>
          </table:table-cell>
          <table:table-cell table:style-name="ce4" office:value-type="string" calcext:value-type="string">
            <text:p>74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2910" calcext:value-type="float">
            <text:p>2,9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852" calcext:value-type="float">
            <text:p>4,85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955" calcext:value-type="float">
            <text:p>4,9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59" calcext:value-type="float">
            <text:p>4,959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7155" calcext:value-type="float">
            <text:p>7,155</text:p>
          </table:table-cell>
          <table:table-cell table:style-name="ce4" office:value-type="string" calcext:value-type="string">
            <text:p>69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3442" calcext:value-type="float">
            <text:p>3,44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64" calcext:value-type="float">
            <text:p>5,76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874" calcext:value-type="float">
            <text:p>5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4" calcext:value-type="float">
            <text:p>5,874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7751" calcext:value-type="float">
            <text:p>7,751</text:p>
          </table:table-cell>
          <table:table-cell table:style-name="ce4" office:value-type="string" calcext:value-type="string">
            <text:p>75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99" calcext:value-type="float">
            <text:p>3,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498" calcext:value-type="float">
            <text:p>4,498</text:p>
          </table:table-cell>
          <table:table-cell table:style-name="ce4" office:value-type="string" calcext:value-type="string">
            <text:p>73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樹義里</text:p>
          </table:table-cell>
          <table:table-cell table:style-name="ce3" office:value-type="float" office:value="5225" calcext:value-type="float">
            <text:p>5,2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748" calcext:value-type="float">
            <text:p>8,74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925" calcext:value-type="float">
            <text:p>8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5" calcext:value-type="float">
            <text:p>8,925</text:p>
          </table:table-cell>
          <table:table-cell table:style-name="ce3" office:value-type="float" office:value="2711" calcext:value-type="float">
            <text:p>2,711</text:p>
          </table:table-cell>
          <table:table-cell table:style-name="ce3" office:value-type="float" office:value="11636" calcext:value-type="float">
            <text:p>11,636</text:p>
          </table:table-cell>
          <table:table-cell table:style-name="ce4" office:value-type="string" calcext:value-type="string">
            <text:p>76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工學里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967" calcext:value-type="float">
            <text:p>4,96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8" calcext:value-type="float">
            <text:p>5,058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6559" calcext:value-type="float">
            <text:p>6,559</text:p>
          </table:table-cell>
          <table:table-cell table:style-name="ce4" office:value-type="string" calcext:value-type="string">
            <text:p>77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3720" calcext:value-type="float">
            <text:p>3,7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271" calcext:value-type="float">
            <text:p>6,27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424" calcext:value-type="float">
            <text:p>6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4" calcext:value-type="float">
            <text:p>6,424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8275" calcext:value-type="float">
            <text:p>8,275</text:p>
          </table:table-cell>
          <table:table-cell table:style-name="ce4" office:value-type="string" calcext:value-type="string">
            <text:p>77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092" calcext:value-type="float">
            <text:p>4,092</text:p>
          </table:table-cell>
          <table:table-cell table:style-name="ce4" office:value-type="string" calcext:value-type="string">
            <text:p>74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崇倫里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033" calcext:value-type="float">
            <text:p>4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3" calcext:value-type="float">
            <text:p>4,03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276" calcext:value-type="float">
            <text:p>5,276</text:p>
          </table:table-cell>
          <table:table-cell table:style-name="ce4" office:value-type="string" calcext:value-type="string">
            <text:p>76.44</text:p>
          </table:table-cell>
          <table:table-cell table:number-columns-repeated="100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第7選舉區" table:style-name="ta7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臺中市第7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家興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何欣純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林振東</text:p>
            <text:p>司法改革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5549" calcext:value-type="float">
            <text:p>95,549</text:p>
          </table:table-cell>
          <table:table-cell table:style-name="ce3" office:value-type="float" office:value="132235" calcext:value-type="float">
            <text:p>132,235</text:p>
          </table:table-cell>
          <table:table-cell table:style-name="ce3" office:value-type="float" office:value="5911" calcext:value-type="float">
            <text:p>5,911</text:p>
          </table:table-cell>
          <table:table-cell table:style-name="ce3" office:value-type="float" office:value="233695" calcext:value-type="float">
            <text:p>233,695</text:p>
          </table:table-cell>
          <table:table-cell table:style-name="ce3" office:value-type="float" office:value="5446" calcext:value-type="float">
            <text:p>5,446</text:p>
          </table:table-cell>
          <table:table-cell table:style-name="ce3" office:value-type="float" office:value="239141" calcext:value-type="float">
            <text:p>239,1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152" calcext:value-type="float">
            <text:p>239,152</text:p>
          </table:table-cell>
          <table:table-cell table:style-name="ce3" office:value-type="float" office:value="90514" calcext:value-type="float">
            <text:p>90,514</text:p>
          </table:table-cell>
          <table:table-cell table:style-name="ce3" office:value-type="float" office:value="329666" calcext:value-type="float">
            <text:p>329,666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太平區</text:p>
          </table:table-cell>
          <table:table-cell table:style-name="ce2"/>
          <table:table-cell table:style-name="ce3" office:value-type="float" office:value="46890" calcext:value-type="float">
            <text:p>46,890</text:p>
          </table:table-cell>
          <table:table-cell table:style-name="ce3" office:value-type="float" office:value="61474" calcext:value-type="float">
            <text:p>61,474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111265" calcext:value-type="float">
            <text:p>111,265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114019" calcext:value-type="float">
            <text:p>114,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020" calcext:value-type="float">
            <text:p>114,020</text:p>
          </table:table-cell>
          <table:table-cell table:style-name="ce3" office:value-type="float" office:value="45314" calcext:value-type="float">
            <text:p>45,314</text:p>
          </table:table-cell>
          <table:table-cell table:style-name="ce3" office:value-type="float" office:value="159334" calcext:value-type="float">
            <text:p>159,334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54" calcext:value-type="float">
            <text:p>3,55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5021" calcext:value-type="float">
            <text:p>5,021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億里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592" calcext:value-type="float">
            <text:p>4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2" calcext:value-type="float">
            <text:p>4,592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6186" calcext:value-type="float">
            <text:p>6,186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2783" calcext:value-type="float">
            <text:p>2,78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843" calcext:value-type="float">
            <text:p>4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3" calcext:value-type="float">
            <text:p>4,843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6647" calcext:value-type="float">
            <text:p>6,647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858" calcext:value-type="float">
            <text:p>3,858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政里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445" calcext:value-type="float">
            <text:p>3,445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033" calcext:value-type="float">
            <text:p>3,033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939" calcext:value-type="float">
            <text:p>3,939</text:p>
          </table:table-cell>
          <table:table-cell table:style-name="ce4" office:value-type="string" calcext:value-type="string">
            <text:p>7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740" calcext:value-type="float">
            <text:p>2,74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956" calcext:value-type="float">
            <text:p>3,956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755" calcext:value-type="float">
            <text:p>3,755</text:p>
          </table:table-cell>
          <table:table-cell table:style-name="ce4" office:value-type="string" calcext:value-type="string">
            <text:p>6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702" calcext:value-type="float">
            <text:p>2,702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744" calcext:value-type="float">
            <text:p>2,744</text:p>
          </table:table-cell>
          <table:table-cell table:style-name="ce4" office:value-type="string" calcext:value-type="string">
            <text:p>7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683" calcext:value-type="float">
            <text:p>2,683</text:p>
          </table:table-cell>
          <table:table-cell table:style-name="ce4" office:value-type="string" calcext:value-type="string">
            <text:p>6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122" calcext:value-type="float">
            <text:p>3,122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445" calcext:value-type="float">
            <text:p>2,445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勤益里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071" calcext:value-type="float">
            <text:p>2,071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537" calcext:value-type="float">
            <text:p>3,53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5025" calcext:value-type="float">
            <text:p>5,025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1" calcext:value-type="float">
            <text:p>2,551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3651" calcext:value-type="float">
            <text:p>3,651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87" calcext:value-type="float">
            <text:p>2,08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3734" calcext:value-type="float">
            <text:p>3,734</text:p>
          </table:table-cell>
          <table:table-cell table:style-name="ce4" office:value-type="string" calcext:value-type="string">
            <text:p>5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4165" calcext:value-type="float">
            <text:p>4,165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欣里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6047" calcext:value-type="float">
            <text:p>6,047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佳里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49" calcext:value-type="float">
            <text:p>4,04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154" calcext:value-type="float">
            <text:p>4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4" calcext:value-type="float">
            <text:p>4,154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5863" calcext:value-type="float">
            <text:p>5,863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昌里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2" calcext:value-type="float">
            <text:p>2,972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246" calcext:value-type="float">
            <text:p>4,246</text:p>
          </table:table-cell>
          <table:table-cell table:style-name="ce4" office:value-type="string" calcext:value-type="string">
            <text:p>7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坪里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2734" calcext:value-type="float">
            <text:p>2,73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302" calcext:value-type="float">
            <text:p>5,30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435" calcext:value-type="float">
            <text:p>5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5" calcext:value-type="float">
            <text:p>5,435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7588" calcext:value-type="float">
            <text:p>7,588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919" calcext:value-type="float">
            <text:p>3,91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511" calcext:value-type="float">
            <text:p>5,511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45" calcext:value-type="float">
            <text:p>3,84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5" calcext:value-type="float">
            <text:p>3,965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5756" calcext:value-type="float">
            <text:p>5,756</text:p>
          </table:table-cell>
          <table:table-cell table:style-name="ce4" office:value-type="string" calcext:value-type="string">
            <text:p>68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308" calcext:value-type="float">
            <text:p>5,30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462" calcext:value-type="float">
            <text:p>5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2" calcext:value-type="float">
            <text:p>5,462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7422" calcext:value-type="float">
            <text:p>7,422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473" calcext:value-type="float">
            <text:p>4,47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574" calcext:value-type="float">
            <text:p>4,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6000" calcext:value-type="float">
            <text:p>6,000</text:p>
          </table:table-cell>
          <table:table-cell table:style-name="ce4" office:value-type="string" calcext:value-type="string">
            <text:p>7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高里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295" calcext:value-type="float">
            <text:p>6,29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465" calcext:value-type="float">
            <text:p>6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5" calcext:value-type="float">
            <text:p>6,465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8595" calcext:value-type="float">
            <text:p>8,595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2578" calcext:value-type="float">
            <text:p>2,57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844" calcext:value-type="float">
            <text:p>4,84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987" calcext:value-type="float">
            <text:p>4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7" calcext:value-type="float">
            <text:p>4,987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6800" calcext:value-type="float">
            <text:p>6,800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汴里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和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汴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072" calcext:value-type="float">
            <text:p>3,072</text:p>
          </table:table-cell>
          <table:table-cell table:style-name="ce4" office:value-type="string" calcext:value-type="string">
            <text:p>69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322" calcext:value-type="float">
            <text:p>3,322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竹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隆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944" calcext:value-type="float">
            <text:p>2,944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373" calcext:value-type="float">
            <text:p>2,373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隆里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4641" calcext:value-type="float">
            <text:p>4,641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里區</text:p>
          </table:table-cell>
          <table:table-cell table:style-name="ce2"/>
          <table:table-cell table:style-name="ce3" office:value-type="float" office:value="48659" calcext:value-type="float">
            <text:p>48,659</text:p>
          </table:table-cell>
          <table:table-cell table:style-name="ce3" office:value-type="float" office:value="70761" calcext:value-type="float">
            <text:p>70,761</text:p>
          </table:table-cell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122430" calcext:value-type="float">
            <text:p>122,430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25122" calcext:value-type="float">
            <text:p>125,1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5132" calcext:value-type="float">
            <text:p>125,132</text:p>
          </table:table-cell>
          <table:table-cell table:style-name="ce3" office:value-type="float" office:value="45200" calcext:value-type="float">
            <text:p>45,200</text:p>
          </table:table-cell>
          <table:table-cell table:style-name="ce3" office:value-type="float" office:value="170332" calcext:value-type="float">
            <text:p>170,332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4246" calcext:value-type="float">
            <text:p>4,24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173" calcext:value-type="float">
            <text:p>7,17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328" calcext:value-type="float">
            <text:p>7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8" calcext:value-type="float">
            <text:p>7,328</text:p>
          </table:table-cell>
          <table:table-cell table:style-name="ce3" office:value-type="float" office:value="2974" calcext:value-type="float">
            <text:p>2,974</text:p>
          </table:table-cell>
          <table:table-cell table:style-name="ce3" office:value-type="float" office:value="10302" calcext:value-type="float">
            <text:p>10,302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688" calcext:value-type="float">
            <text:p>2,688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674" calcext:value-type="float">
            <text:p>2,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4" calcext:value-type="float">
            <text:p>2,67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670" calcext:value-type="float">
            <text:p>3,670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里里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4085" calcext:value-type="float">
            <text:p>4,08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7089" calcext:value-type="float">
            <text:p>7,08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7224" calcext:value-type="float">
            <text:p>7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4" calcext:value-type="float">
            <text:p>7,224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10325" calcext:value-type="float">
            <text:p>10,325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104" calcext:value-type="float">
            <text:p>4,10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189" calcext:value-type="float">
            <text:p>4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9" calcext:value-type="float">
            <text:p>4,189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514" calcext:value-type="float">
            <text:p>5,514</text:p>
          </table:table-cell>
          <table:table-cell table:style-name="ce4" office:value-type="string" calcext:value-type="string">
            <text:p>7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王里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535" calcext:value-type="float">
            <text:p>3,535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祥興里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108" calcext:value-type="float">
            <text:p>5,10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246" calcext:value-type="float">
            <text:p>5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6" calcext:value-type="float">
            <text:p>5,246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7221" calcext:value-type="float">
            <text:p>7,221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808" calcext:value-type="float">
            <text:p>5,80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952" calcext:value-type="float">
            <text:p>5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2" calcext:value-type="float">
            <text:p>5,952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8096" calcext:value-type="float">
            <text:p>8,096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706" calcext:value-type="float">
            <text:p>3,70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790" calcext:value-type="float">
            <text:p>3,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0" calcext:value-type="float">
            <text:p>3,790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5224" calcext:value-type="float">
            <text:p>5,224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252" calcext:value-type="float">
            <text:p>3,252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元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916" calcext:value-type="float">
            <text:p>3,916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夏田里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化里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727" calcext:value-type="float">
            <text:p>5,72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859" calcext:value-type="float">
            <text:p>5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9" calcext:value-type="float">
            <text:p>5,859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8017" calcext:value-type="float">
            <text:p>8,017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077" calcext:value-type="float">
            <text:p>4,07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5638" calcext:value-type="float">
            <text:p>5,638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603" calcext:value-type="float">
            <text:p>3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3" calcext:value-type="float">
            <text:p>3,603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4968" calcext:value-type="float">
            <text:p>4,968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城里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3384" calcext:value-type="float">
            <text:p>3,38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660" calcext:value-type="float">
            <text:p>5,66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763" calcext:value-type="float">
            <text:p>5,7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71" calcext:value-type="float">
            <text:p>5,771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8000" calcext:value-type="float">
            <text:p>8,000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860" calcext:value-type="float">
            <text:p>4,86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70" calcext:value-type="float">
            <text:p>4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0" calcext:value-type="float">
            <text:p>4,97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625" calcext:value-type="float">
            <text:p>6,625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061" calcext:value-type="float">
            <text:p>4,061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3187" calcext:value-type="float">
            <text:p>3,187</text:p>
          </table:table-cell>
          <table:table-cell table:style-name="ce3" office:value-type="float" office:value="4106" calcext:value-type="float">
            <text:p>4,10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447" calcext:value-type="float">
            <text:p>7,44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614" calcext:value-type="float">
            <text:p>7,6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15" calcext:value-type="float">
            <text:p>7,615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9677" calcext:value-type="float">
            <text:p>9,677</text:p>
          </table:table-cell>
          <table:table-cell table:style-name="ce4" office:value-type="string" calcext:value-type="string">
            <text:p>7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205" calcext:value-type="float">
            <text:p>4,205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708" calcext:value-type="float">
            <text:p>3,70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313" calcext:value-type="float">
            <text:p>5,313</text:p>
          </table:table-cell>
          <table:table-cell table:style-name="ce4" office:value-type="string" calcext:value-type="string">
            <text:p>71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3369" calcext:value-type="float">
            <text:p>3,36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121" calcext:value-type="float">
            <text:p>6,12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263" calcext:value-type="float">
            <text:p>6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3" calcext:value-type="float">
            <text:p>6,263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8322" calcext:value-type="float">
            <text:p>8,322</text:p>
          </table:table-cell>
          <table:table-cell table:style-name="ce4" office:value-type="string" calcext:value-type="string">
            <text:p>75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356" calcext:value-type="float">
            <text:p>6,35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470" calcext:value-type="float">
            <text:p>6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0" calcext:value-type="float">
            <text:p>6,470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9035" calcext:value-type="float">
            <text:p>9,035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5197" calcext:value-type="float">
            <text:p>5,197</text:p>
          </table:table-cell>
          <table:table-cell table:style-name="ce4" office:value-type="string" calcext:value-type="string">
            <text:p>71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578" calcext:value-type="float">
            <text:p>5,57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680" calcext:value-type="float">
            <text:p>5,6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81" calcext:value-type="float">
            <text:p>5,681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7618" calcext:value-type="float">
            <text:p>7,618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471" calcext:value-type="float">
            <text:p>5,47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595" calcext:value-type="float">
            <text:p>5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5" calcext:value-type="float">
            <text:p>5,595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7597" calcext:value-type="float">
            <text:p>7,597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城里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269" calcext:value-type="float">
            <text:p>8,26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455" calcext:value-type="float">
            <text:p>8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5" calcext:value-type="float">
            <text:p>8,455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11413" calcext:value-type="float">
            <text:p>11,413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臺中市第8選舉區" table:style-name="ta8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臺中市第8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江啟臣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謝志忠</text:p>
            <text:p>民主進步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8651" calcext:value-type="float">
            <text:p>88,651</text:p>
          </table:table-cell>
          <table:table-cell table:style-name="ce3" office:value-type="float" office:value="64542" calcext:value-type="float">
            <text:p>64,542</text:p>
          </table:table-cell>
          <table:table-cell table:style-name="ce3" office:value-type="float" office:value="153193" calcext:value-type="float">
            <text:p>153,193</text:p>
          </table:table-cell>
          <table:table-cell table:style-name="ce3" office:value-type="float" office:value="3442" calcext:value-type="float">
            <text:p>3,442</text:p>
          </table:table-cell>
          <table:table-cell table:style-name="ce3" office:value-type="float" office:value="156635" calcext:value-type="float">
            <text:p>156,6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6657" calcext:value-type="float">
            <text:p>156,657</text:p>
          </table:table-cell>
          <table:table-cell table:style-name="ce3" office:value-type="float" office:value="53938" calcext:value-type="float">
            <text:p>53,938</text:p>
          </table:table-cell>
          <table:table-cell table:style-name="ce3" office:value-type="float" office:value="210595" calcext:value-type="float">
            <text:p>210,595</text:p>
          </table:table-cell>
          <table:table-cell table:style-name="ce4" office:value-type="string" calcext:value-type="string">
            <text:p>74.3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豐原區</text:p>
          </table:table-cell>
          <table:table-cell table:style-name="ce2"/>
          <table:table-cell table:style-name="ce3" office:value-type="float" office:value="52865" calcext:value-type="float">
            <text:p>52,865</text:p>
          </table:table-cell>
          <table:table-cell table:style-name="ce3" office:value-type="float" office:value="44791" calcext:value-type="float">
            <text:p>44,791</text:p>
          </table:table-cell>
          <table:table-cell table:style-name="ce3" office:value-type="float" office:value="97656" calcext:value-type="float">
            <text:p>97,656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99945" calcext:value-type="float">
            <text:p>99,9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9966" calcext:value-type="float">
            <text:p>99,966</text:p>
          </table:table-cell>
          <table:table-cell table:style-name="ce3" office:value-type="float" office:value="32521" calcext:value-type="float">
            <text:p>32,521</text:p>
          </table:table-cell>
          <table:table-cell table:style-name="ce3" office:value-type="float" office:value="132487" calcext:value-type="float">
            <text:p>132,487</text:p>
          </table:table-cell>
          <table:table-cell table:style-name="ce4" office:value-type="string" calcext:value-type="string">
            <text:p>75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44" calcext:value-type="float">
            <text:p>2,144</text:p>
          </table:table-cell>
          <table:table-cell table:style-name="ce4" office:value-type="string" calcext:value-type="string">
            <text:p>71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4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3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9.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街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6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911" calcext:value-type="float">
            <text:p>3,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1" calcext:value-type="float">
            <text:p>3,911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5033" calcext:value-type="float">
            <text:p>5,033</text:p>
          </table:table-cell>
          <table:table-cell table:style-name="ce4" office:value-type="string" calcext:value-type="string">
            <text:p>77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397" calcext:value-type="float">
            <text:p>2,397</text:p>
          </table:table-cell>
          <table:table-cell table:style-name="ce4" office:value-type="string" calcext:value-type="string">
            <text:p>74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湳里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961" calcext:value-type="float">
            <text:p>2,961</text:p>
          </table:table-cell>
          <table:table-cell table:style-name="ce4" office:value-type="string" calcext:value-type="string">
            <text:p>77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湳里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866" calcext:value-type="float">
            <text:p>3,866</text:p>
          </table:table-cell>
          <table:table-cell table:style-name="ce4" office:value-type="string" calcext:value-type="string">
            <text:p>76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湳里</text:p>
          </table:table-cell>
          <table:table-cell table:style-name="ce3" office:value-type="float" office:value="3422" calcext:value-type="float">
            <text:p>3,422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6649" calcext:value-type="float">
            <text:p>6,64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819" calcext:value-type="float">
            <text:p>6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9" calcext:value-type="float">
            <text:p>6,819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9018" calcext:value-type="float">
            <text:p>9,018</text:p>
          </table:table-cell>
          <table:table-cell table:style-name="ce4" office:value-type="string" calcext:value-type="string">
            <text:p>75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西里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555" calcext:value-type="float">
            <text:p>1,555</text:p>
          </table:table-cell>
          <table:table-cell table:style-name="ce4" office:value-type="string" calcext:value-type="string">
            <text:p>76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圳寮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9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圳里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170" calcext:value-type="float">
            <text:p>3,170</text:p>
          </table:table-cell>
          <table:table-cell table:style-name="ce4" office:value-type="string" calcext:value-type="string">
            <text:p>77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80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74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3471" calcext:value-type="float">
            <text:p>3,47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600" calcext:value-type="float">
            <text:p>4,600</text:p>
          </table:table-cell>
          <table:table-cell table:style-name="ce4" office:value-type="string" calcext:value-type="string">
            <text:p>76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79" calcext:value-type="float">
            <text:p>2,079</text:p>
          </table:table-cell>
          <table:table-cell table:style-name="ce4" office:value-type="string" calcext:value-type="string">
            <text:p>77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73" calcext:value-type="float">
            <text:p>2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3" calcext:value-type="float">
            <text:p>2,07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784" calcext:value-type="float">
            <text:p>2,784</text:p>
          </table:table-cell>
          <table:table-cell table:style-name="ce4" office:value-type="string" calcext:value-type="string">
            <text:p>74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皮里</text:p>
          </table:table-cell>
          <table:table-cell table:style-name="ce3" office:value-type="float" office:value="3933" calcext:value-type="float">
            <text:p>3,933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6879" calcext:value-type="float">
            <text:p>6,87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044" calcext:value-type="float">
            <text:p>7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4" calcext:value-type="float">
            <text:p>7,044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9492" calcext:value-type="float">
            <text:p>9,492</text:p>
          </table:table-cell>
          <table:table-cell table:style-name="ce4" office:value-type="string" calcext:value-type="string">
            <text:p>74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4459" calcext:value-type="float">
            <text:p>4,45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587" calcext:value-type="float">
            <text:p>4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7" calcext:value-type="float">
            <text:p>4,587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6010" calcext:value-type="float">
            <text:p>6,010</text:p>
          </table:table-cell>
          <table:table-cell table:style-name="ce4" office:value-type="string" calcext:value-type="string">
            <text:p>76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3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4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4133" calcext:value-type="float">
            <text:p>4,1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208" calcext:value-type="float">
            <text:p>4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8" calcext:value-type="float">
            <text:p>4,208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6056" calcext:value-type="float">
            <text:p>6,056</text:p>
          </table:table-cell>
          <table:table-cell table:style-name="ce4" office:value-type="string" calcext:value-type="string">
            <text:p>69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3779" calcext:value-type="float">
            <text:p>3,779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7159" calcext:value-type="float">
            <text:p>7,15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351" calcext:value-type="float">
            <text:p>7,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1" calcext:value-type="float">
            <text:p>7,351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9857" calcext:value-type="float">
            <text:p>9,857</text:p>
          </table:table-cell>
          <table:table-cell table:style-name="ce4" office:value-type="string" calcext:value-type="string">
            <text:p>74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鎌村里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444" calcext:value-type="float">
            <text:p>4,444</text:p>
          </table:table-cell>
          <table:table-cell table:style-name="ce4" office:value-type="string" calcext:value-type="string">
            <text:p>76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523" calcext:value-type="float">
            <text:p>2,523</text:p>
          </table:table-cell>
          <table:table-cell table:style-name="ce4" office:value-type="string" calcext:value-type="string">
            <text:p>78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style-name="ce3" office:value-type="float" office:value="4030" calcext:value-type="float">
            <text:p>4,030</text:p>
          </table:table-cell>
          <table:table-cell table:style-name="ce3" office:value-type="float" office:value="3439" calcext:value-type="float">
            <text:p>3,439</text:p>
          </table:table-cell>
          <table:table-cell table:style-name="ce3" office:value-type="float" office:value="7469" calcext:value-type="float">
            <text:p>7,46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654" calcext:value-type="float">
            <text:p>7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4" calcext:value-type="float">
            <text:p>7,654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10209" calcext:value-type="float">
            <text:p>10,209</text:p>
          </table:table-cell>
          <table:table-cell table:style-name="ce4" office:value-type="string" calcext:value-type="string">
            <text:p>74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陽里</text:p>
          </table:table-cell>
          <table:table-cell table:style-name="ce3" office:value-type="float" office:value="5095" calcext:value-type="float">
            <text:p>5,095</text:p>
          </table:table-cell>
          <table:table-cell table:style-name="ce3" office:value-type="float" office:value="4338" calcext:value-type="float">
            <text:p>4,338</text:p>
          </table:table-cell>
          <table:table-cell table:style-name="ce3" office:value-type="float" office:value="9433" calcext:value-type="float">
            <text:p>9,43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634" calcext:value-type="float">
            <text:p>9,6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35" calcext:value-type="float">
            <text:p>9,635</text:p>
          </table:table-cell>
          <table:table-cell table:style-name="ce3" office:value-type="float" office:value="3022" calcext:value-type="float">
            <text:p>3,022</text:p>
          </table:table-cell>
          <table:table-cell table:style-name="ce3" office:value-type="float" office:value="12657" calcext:value-type="float">
            <text:p>12,657</text:p>
          </table:table-cell>
          <table:table-cell table:style-name="ce4" office:value-type="string" calcext:value-type="string">
            <text:p>76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7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3782" calcext:value-type="float">
            <text:p>3,78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861" calcext:value-type="float">
            <text:p>3,8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79" calcext:value-type="float">
            <text:p>3,879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5150" calcext:value-type="float">
            <text:p>5,150</text:p>
          </table:table-cell>
          <table:table-cell table:style-name="ce4" office:value-type="string" calcext:value-type="string">
            <text:p>74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田里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65" calcext:value-type="float">
            <text:p>3,065</text:p>
          </table:table-cell>
          <table:table-cell table:style-name="ce4" office:value-type="string" calcext:value-type="string">
            <text:p>75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嵩里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23" calcext:value-type="float">
            <text:p>3,223</text:p>
          </table:table-cell>
          <table:table-cell table:style-name="ce4" office:value-type="string" calcext:value-type="string">
            <text:p>74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翁明里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175" calcext:value-type="float">
            <text:p>2,175</text:p>
          </table:table-cell>
          <table:table-cell table:style-name="ce4" office:value-type="string" calcext:value-type="string">
            <text:p>77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翁子里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3171" calcext:value-type="float">
            <text:p>3,171</text:p>
          </table:table-cell>
          <table:table-cell table:style-name="ce4" office:value-type="string" calcext:value-type="string">
            <text:p>75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翁社里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953" calcext:value-type="float">
            <text:p>1,953</text:p>
          </table:table-cell>
          <table:table-cell table:style-name="ce4" office:value-type="string" calcext:value-type="string">
            <text:p>76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朴子里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160" calcext:value-type="float">
            <text:p>3,160</text:p>
          </table:table-cell>
          <table:table-cell table:style-name="ce4" office:value-type="string" calcext:value-type="string">
            <text:p>76.1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石岡區</text:p>
          </table:table-cell>
          <table:table-cell table:style-name="ce2"/>
          <table:table-cell table:style-name="ce3" office:value-type="float" office:value="5629" calcext:value-type="float">
            <text:p>5,629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8848" calcext:value-type="float">
            <text:p>8,84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9026" calcext:value-type="float">
            <text:p>9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6" calcext:value-type="float">
            <text:p>9,026</text:p>
          </table:table-cell>
          <table:table-cell table:style-name="ce3" office:value-type="float" office:value="3093" calcext:value-type="float">
            <text:p>3,093</text:p>
          </table:table-cell>
          <table:table-cell table:style-name="ce3" office:value-type="float" office:value="12119" calcext:value-type="float">
            <text:p>12,119</text:p>
          </table:table-cell>
          <table:table-cell table:style-name="ce4" office:value-type="string" calcext:value-type="string">
            <text:p>74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石岡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4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8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九房里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4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3.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3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77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梅子里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741" calcext:value-type="float">
            <text:p>1,741</text:p>
          </table:table-cell>
          <table:table-cell table:style-name="ce4" office:value-type="string" calcext:value-type="string">
            <text:p>73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2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盛里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62" calcext:value-type="float">
            <text:p>1,162</text:p>
          </table:table-cell>
          <table:table-cell table:style-name="ce4" office:value-type="string" calcext:value-type="string">
            <text:p>74.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新社區</text:p>
          </table:table-cell>
          <table:table-cell table:style-name="ce2"/>
          <table:table-cell table:style-name="ce3" office:value-type="float" office:value="9005" calcext:value-type="float">
            <text:p>9,005</text:p>
          </table:table-cell>
          <table:table-cell table:style-name="ce3" office:value-type="float" office:value="5129" calcext:value-type="float">
            <text:p>5,129</text:p>
          </table:table-cell>
          <table:table-cell table:style-name="ce3" office:value-type="float" office:value="14134" calcext:value-type="float">
            <text:p>14,13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4413" calcext:value-type="float">
            <text:p>14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3" calcext:value-type="float">
            <text:p>14,413</text:p>
          </table:table-cell>
          <table:table-cell table:style-name="ce3" office:value-type="float" office:value="5286" calcext:value-type="float">
            <text:p>5,286</text:p>
          </table:table-cell>
          <table:table-cell table:style-name="ce3" office:value-type="float" office:value="19699" calcext:value-type="float">
            <text:p>19,699</text:p>
          </table:table-cell>
          <table:table-cell table:style-name="ce4" office:value-type="string" calcext:value-type="string">
            <text:p>73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093" calcext:value-type="float">
            <text:p>3,093</text:p>
          </table:table-cell>
          <table:table-cell table:style-name="ce4" office:value-type="string" calcext:value-type="string">
            <text:p>75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71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3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月湖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1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5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南里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776" calcext:value-type="float">
            <text:p>1,776</text:p>
          </table:table-cell>
          <table:table-cell table:style-name="ce4" office:value-type="string" calcext:value-type="string">
            <text:p>71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源里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824" calcext:value-type="float">
            <text:p>2,824</text:p>
          </table:table-cell>
          <table:table-cell table:style-name="ce4" office:value-type="string" calcext:value-type="string">
            <text:p>76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75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協成里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760" calcext:value-type="float">
            <text:p>2,760</text:p>
          </table:table-cell>
          <table:table-cell table:style-name="ce4" office:value-type="string" calcext:value-type="string">
            <text:p>71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1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慶西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0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75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8.6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東勢區</text:p>
          </table:table-cell>
          <table:table-cell table:style-name="ce2"/>
          <table:table-cell table:style-name="ce3" office:value-type="float" office:value="18672" calcext:value-type="float">
            <text:p>18,672</text:p>
          </table:table-cell>
          <table:table-cell table:style-name="ce3" office:value-type="float" office:value="10173" calcext:value-type="float">
            <text:p>10,173</text:p>
          </table:table-cell>
          <table:table-cell table:style-name="ce3" office:value-type="float" office:value="28845" calcext:value-type="float">
            <text:p>28,84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9474" calcext:value-type="float">
            <text:p>29,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475" calcext:value-type="float">
            <text:p>29,475</text:p>
          </table:table-cell>
          <table:table-cell table:style-name="ce3" office:value-type="float" office:value="10970" calcext:value-type="float">
            <text:p>10,970</text:p>
          </table:table-cell>
          <table:table-cell table:style-name="ce3" office:value-type="float" office:value="40445" calcext:value-type="float">
            <text:p>40,445</text:p>
          </table:table-cell>
          <table:table-cell table:style-name="ce4" office:value-type="string" calcext:value-type="string">
            <text:p>72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慶福里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66.0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慶東里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54" calcext:value-type="float">
            <text:p>1,754</text:p>
          </table:table-cell>
          <table:table-cell table:style-name="ce4" office:value-type="string" calcext:value-type="string">
            <text:p>73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城里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5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1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詒福里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73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盛里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3393" calcext:value-type="float">
            <text:p>3,39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4673" calcext:value-type="float">
            <text:p>4,673</text:p>
          </table:table-cell>
          <table:table-cell table:style-name="ce4" office:value-type="string" calcext:value-type="string">
            <text:p>74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564" calcext:value-type="float">
            <text:p>3,564</text:p>
          </table:table-cell>
          <table:table-cell table:style-name="ce4" office:value-type="string" calcext:value-type="string">
            <text:p>72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隆興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70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嵙里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71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129" calcext:value-type="float">
            <text:p>3,129</text:p>
          </table:table-cell>
          <table:table-cell table:style-name="ce4" office:value-type="string" calcext:value-type="string">
            <text:p>73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77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2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73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75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2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74" calcext:value-type="float">
            <text:p>774</text:p>
          </table:table-cell>
          <table:table-cell table:style-name="ce4" office:value-type="string" calcext:value-type="string">
            <text:p>71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69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粵寧里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908" calcext:value-type="float">
            <text:p>1,908</text:p>
          </table:table-cell>
          <table:table-cell table:style-name="ce4" office:value-type="string" calcext:value-type="string">
            <text:p>74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新里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73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902" calcext:value-type="float">
            <text:p>1,902</text:p>
          </table:table-cell>
          <table:table-cell table:style-name="ce4" office:value-type="string" calcext:value-type="string">
            <text:p>76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20" calcext:value-type="float">
            <text:p>1,120</text:p>
          </table:table-cell>
          <table:table-cell table:style-name="ce4" office:value-type="string" calcext:value-type="string">
            <text:p>71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茂興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755" calcext:value-type="float">
            <text:p>1,755</text:p>
          </table:table-cell>
          <table:table-cell table:style-name="ce4" office:value-type="string" calcext:value-type="string">
            <text:p>71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72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6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73" calcext:value-type="float">
            <text:p>1,273</text:p>
          </table:table-cell>
          <table:table-cell table:style-name="ce4" office:value-type="string" calcext:value-type="string">
            <text:p>69.1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和平區</text:p>
          </table:table-cell>
          <table:table-cell table:style-name="ce2"/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5845" calcext:value-type="float">
            <text:p>5,845</text:p>
          </table:table-cell>
          <table:table-cell table:style-name="ce4" office:value-type="string" calcext:value-type="string">
            <text:p>64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447" calcext:value-type="float">
            <text:p>1,447</text:p>
          </table:table-cell>
          <table:table-cell table:style-name="ce4" office:value-type="string" calcext:value-type="string">
            <text:p>70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天輪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21" calcext:value-type="float">
            <text:p>421</text:p>
          </table:table-cell>
          <table:table-cell table:style-name="ce4" office:value-type="string" calcext:value-type="string">
            <text:p>72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5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自由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1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9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76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梨山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47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53.83</text:p>
          </table:table-cell>
          <table:table-cell table:number-columns-repeated="101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中市第1選舉區" style:display-name="PageStyle_臺中市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中市第2選舉區" style:display-name="PageStyle_臺中市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中市第3選舉區" style:display-name="PageStyle_臺中市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中市第4選舉區" style:display-name="PageStyle_臺中市第4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中市第5選舉區" style:display-name="PageStyle_臺中市第5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中市第6選舉區" style:display-name="PageStyle_臺中市第6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中市第7選舉區" style:display-name="PageStyle_臺中市第7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臺中市第8選舉區" style:display-name="PageStyle_臺中市第8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9</meta:creation-date>
    <meta:initial-creator>Apache POI</meta:initial-creator>
    <meta:generator>LibreOffice/6.0.7.3$Linux_X86_64 LibreOffice_project/00m0$Build-3</meta:generator>
    <meta:document-statistic meta:table-count="8" meta:cell-count="8869" meta:object-count="0"/>
  </office:meta>
</office:document-meta>
</file>